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D90000008D9C41D0EA.png"/>
  <manifest:file-entry manifest:media-type="image/png" manifest:full-path="Pictures/10000000000002070000009519ACD67F.png"/>
  <manifest:file-entry manifest:media-type="image/png" manifest:full-path="Pictures/10000000000001670000010B6A3F15A9.png"/>
  <manifest:file-entry manifest:media-type="image/png" manifest:full-path="Pictures/100000000000004000000040B792933F.png"/>
  <manifest:file-entry manifest:media-type="image/png" manifest:full-path="Pictures/100000000000005A0000007C72EE3870.png"/>
  <manifest:file-entry manifest:media-type="image/png" manifest:full-path="Pictures/10000000000000740000007C1B210811.png"/>
  <manifest:file-entry manifest:media-type="image/png" manifest:full-path="Pictures/100000000000026B000001B4D3B93FDB.png"/>
  <manifest:file-entry manifest:media-type="image/png" manifest:full-path="Pictures/10000000000000F0000000B49265807E.png"/>
  <manifest:file-entry manifest:media-type="image/png" manifest:full-path="Pictures/10000000000000810000008F6060813E.png"/>
  <manifest:file-entry manifest:media-type="image/png" manifest:full-path="Pictures/10000000000000F0000000B41EF674D3.png"/>
  <manifest:file-entry manifest:media-type="image/png" manifest:full-path="Pictures/100000000000004000000040F0A48666.png"/>
  <manifest:file-entry manifest:media-type="image/png" manifest:full-path="Pictures/100000000000000800000008DD0ADA29.png"/>
  <manifest:file-entry manifest:media-type="image/png" manifest:full-path="Pictures/100000000000010000000080D2E26095.png"/>
  <manifest:file-entry manifest:media-type="image/png" manifest:full-path="Pictures/100000000000008F0000006DA99C251A.png"/>
  <manifest:file-entry manifest:media-type="image/png" manifest:full-path="Pictures/100000000000005600000087C8AE3E2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style:font-name="Arial" fo:font-style="normal" style:font-style-asian="normal" style:font-style-complex="normal"/>
    </style:style>
    <style:style style:name="P8" style:family="paragraph" style:parent-style-name="Standard">
      <style:text-properties style:font-name="Arial" fo:font-style="normal" fo:font-weight="bold" style:font-style-asian="normal" style:font-weight-asian="bold" style:font-style-complex="normal" style:font-weight-complex="bold"/>
    </style:style>
    <style:style style:name="P9" style:family="paragraph" style:parent-style-name="Standard">
      <style:text-properties style:font-name="Arial" fo:font-style="normal" fo:font-weight="normal" style:font-style-asian="normal" style:font-weight-asian="normal" style:font-style-complex="normal" style:font-weight-complex="normal"/>
    </style:style>
    <style:style style:name="P10" style:family="paragraph" style:parent-style-name="Standard">
      <style:text-properties fo:language="en" fo:country="US"/>
    </style:style>
    <style:style style:name="P11" style:family="paragraph" style:parent-style-name="Standard">
      <style:text-properties fo:language="en" fo:country="US" fo:font-style="normal" style:font-style-asian="normal" style:font-style-complex="normal"/>
    </style:style>
    <style:style style:name="P12" style:family="paragraph" style:parent-style-name="Standard">
      <style:text-properties fo:language="en" fo:country="US" fo:font-style="normal" style:font-size-asian="10.5pt" style:font-style-asian="normal" style:font-style-complex="normal"/>
    </style:style>
    <style:style style:name="P13" style:family="paragraph" style:parent-style-name="Standard">
      <style:text-properties fo:font-size="10pt" fo:language="en" fo:country="US" style:font-size-asian="10pt" style:font-size-complex="10pt"/>
    </style:style>
    <style:style style:name="P14" style:family="paragraph" style:parent-style-name="Standard">
      <style:text-properties fo:font-size="10pt" fo:language="en" fo:country="US" fo:font-style="normal" style:font-size-asian="10pt" style:font-style-asian="normal" style:font-size-complex="10pt" style:font-style-complex="normal"/>
    </style:style>
    <style:style style:name="P15" style:family="paragraph" style:parent-style-name="Standard">
      <style:text-properties fo:font-size="10pt" style:font-size-asian="10pt" style:font-size-complex="10pt"/>
    </style:style>
    <style:style style:name="P16" style:family="paragraph" style:parent-style-name="Standard">
      <style:text-properties fo:font-style="normal" style:font-style-asian="normal" style:font-style-complex="normal"/>
    </style:style>
    <style:style style:name="P17" style:family="paragraph" style:parent-style-name="Standard">
      <style:text-properties fo:font-style="normal" fo:font-weight="bold" style:font-style-asian="normal" style:font-weight-asian="bold" style:font-style-complex="normal" style:font-weight-complex="bold"/>
    </style:style>
    <style:style style:name="P18" style:family="paragraph" style:parent-style-name="Standard">
      <style:text-properties fo:font-style="normal" fo:font-weight="normal" style:font-style-asian="normal" style:font-weight-asian="normal" style:font-style-complex="normal" style:font-weight-complex="normal"/>
    </style:style>
    <style:style style:name="P19" style:family="paragraph" style:parent-style-name="Standard">
      <style:text-properties fo:font-size="11pt" fo:language="en" fo:country="US" style:font-size-asian="11pt" style:font-size-complex="11pt"/>
    </style:style>
    <style:style style:name="P20" style:family="paragraph" style:parent-style-name="Standard">
      <style:text-properties fo:font-size="11pt" fo:language="en" fo:country="US" fo:font-style="normal" style:font-size-asian="11pt" style:font-style-asian="normal" style:font-size-complex="11pt" style:font-style-complex="normal"/>
    </style:style>
    <style:style style:name="P21" style:family="paragraph" style:parent-style-name="Standard">
      <style:text-properties fo:font-size="11pt" fo:language="zxx" fo:country="none" fo:font-style="normal" style:font-size-asian="11pt" style:font-style-asian="normal" style:font-size-complex="11pt" style:font-style-complex="normal"/>
    </style:style>
    <style:style style:name="P22" style:family="paragraph" style:parent-style-name="Standard">
      <style:text-properties style:font-name="Courier New" fo:font-style="normal" style:font-style-asian="normal" style:font-style-complex="normal"/>
    </style:style>
    <style:style style:name="P23" style:family="paragraph" style:parent-style-name="Text_20_body">
      <style:text-properties fo:language="en" fo:country="US"/>
    </style:style>
    <style:style style:name="P24" style:family="paragraph" style:parent-style-name="Text_20_body">
      <style:text-properties fo:language="en" fo:country="US" fo:font-style="normal" style:font-style-asian="normal" style:font-style-complex="normal"/>
    </style:style>
    <style:style style:name="P25" style:family="paragraph" style:parent-style-name="Text_20_body">
      <style:text-properties fo:language="en" fo:country="US" fo:font-weight="bold" style:font-weight-asian="bold" style:font-weight-complex="bold"/>
    </style:style>
    <style:style style:name="P26" style:family="paragraph" style:parent-style-name="Text_20_body">
      <style:text-properties fo:language="en" fo:country="US" fo:font-weight="normal" style:font-weight-asian="normal" style:font-weight-complex="normal"/>
    </style:style>
    <style:style style:name="P27" style:family="paragraph" style:parent-style-name="Text_20_body">
      <style:text-properties fo:font-size="10pt" fo:language="en" fo:country="US" style:font-size-asian="10pt" style:font-size-complex="10pt"/>
    </style:style>
    <style:style style:name="P28" style:family="paragraph" style:parent-style-name="Text_20_body">
      <style:text-properties fo:font-size="10pt" fo:language="en" fo:country="US" fo:font-style="normal" style:font-size-asian="10pt" style:font-style-asian="normal" style:font-size-complex="10pt" style:font-style-complex="normal"/>
    </style:style>
    <style:style style:name="P29" style:family="paragraph" style:parent-style-name="Text_20_body">
      <style:text-properties fo:font-size="10pt" style:font-size-asian="10pt" style:font-size-complex="10pt"/>
    </style:style>
    <style:style style:name="P30" style:family="paragraph" style:parent-style-name="Text_20_body">
      <style:text-properties fo:font-size="11pt" style:font-size-asian="11pt" style:font-size-complex="11pt"/>
    </style:style>
    <style:style style:name="P31" style:family="paragraph" style:parent-style-name="Text_20_body">
      <style:text-properties fo:font-size="11pt" fo:language="en" fo:country="US" fo:font-style="normal" style:font-size-asian="11pt" style:font-style-asian="normal" style:font-size-complex="11pt" style:font-style-complex="normal"/>
    </style:style>
    <style:style style:name="P32" style:family="paragraph" style:parent-style-name="Text_20_body">
      <style:text-properties fo:font-size="11pt" fo:language="en" fo:country="US" style:font-size-asian="11pt" style:font-size-complex="11pt"/>
    </style:style>
    <style:style style:name="P33" style:family="paragraph" style:parent-style-name="Text_20_body">
      <style:text-properties fo:font-style="normal" style:font-style-asian="normal" style:font-style-complex="normal"/>
    </style:style>
    <style:style style:name="P34" style:family="paragraph" style:parent-style-name="Standard">
      <style:paragraph-properties fo:margin-left="1.251cm" fo:margin-right="0cm" fo:text-indent="0cm" style:auto-text-indent="false"/>
      <style:text-properties style:font-name="Courier New"/>
    </style:style>
    <style:style style:name="P35" style:family="paragraph" style:parent-style-name="Standard">
      <style:paragraph-properties fo:margin-left="0cm" fo:margin-right="0cm" fo:text-indent="0cm" style:auto-text-indent="false"/>
      <style:text-properties style:font-name="Courier New"/>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Heading">
      <style:paragraph-properties fo:break-before="page"/>
    </style:style>
    <style:style style:name="P38" style:family="paragraph" style:parent-style-name="Heading_20_2">
      <style:text-properties fo:language="en" fo:country="US"/>
    </style:style>
    <style:style style:name="P39" style:family="paragraph" style:parent-style-name="Heading_20_2">
      <style:text-properties fo:language="en" fo:country="US" fo:font-style="normal" style:font-style-asian="normal" style:font-style-complex="normal"/>
    </style:style>
    <style:style style:name="P40" style:family="paragraph" style:parent-style-name="Heading_20_2">
      <style:text-properties fo:font-style="normal" style:font-style-asian="normal" style:font-style-complex="normal"/>
    </style:style>
    <style:style style:name="P41" style:family="paragraph" style:parent-style-name="Contents_20_2">
      <style:paragraph-properties>
        <style:tab-stops>
          <style:tab-stop style:position="16.501cm" style:type="right" style:leader-style="dotted" style:leader-text="."/>
        </style:tab-stops>
      </style:paragraph-properties>
    </style:style>
    <style:style style:name="P42" style:family="paragraph" style:parent-style-name="Heading_20_1">
      <style:text-properties fo:language="en" fo:country="US" fo:font-style="normal" style:font-style-asian="normal" style:font-style-complex="normal"/>
    </style:style>
    <style:style style:name="P43" style:family="paragraph" style:parent-style-name="Heading_20_1">
      <style:paragraph-properties fo:break-before="page"/>
    </style:style>
    <style:style style:name="P44" style:family="paragraph" style:parent-style-name="Heading_20_1">
      <style:paragraph-properties fo:break-before="page"/>
      <style:text-properties fo:language="en" fo:country="US"/>
    </style:style>
    <style:style style:name="P45" style:family="paragraph" style:parent-style-name="Text_20_body" style:list-style-name="L1">
      <style:text-properties fo:language="en" fo:country="US" fo:font-style="normal" style:font-style-asian="normal" style:font-style-complex="normal"/>
    </style:style>
    <style:style style:name="P46" style:family="paragraph" style:parent-style-name="Text_20_body" style:list-style-name="L2">
      <style:text-properties fo:language="en" fo:country="US"/>
    </style:style>
    <style:style style:name="P47" style:family="paragraph" style:parent-style-name="Text_20_body" style:list-style-name="L7">
      <style:text-properties fo:language="en" fo:country="US"/>
    </style:style>
    <style:style style:name="P48" style:family="paragraph" style:parent-style-name="Text_20_body" style:list-style-name="L3">
      <style:text-properties fo:font-size="10pt" fo:language="en" fo:country="US" style:font-size-asian="10pt" style:font-size-complex="10pt"/>
    </style:style>
    <style:style style:name="P49" style:family="paragraph" style:parent-style-name="Text_20_body" style:list-style-name="L4">
      <style:text-properties fo:font-size="10pt" fo:language="en" fo:country="US" style:font-size-asian="10pt" style:font-size-complex="10pt"/>
    </style:style>
    <style:style style:name="P50" style:family="paragraph" style:parent-style-name="Text_20_body" style:list-style-name="L5">
      <style:text-properties fo:font-size="10pt" fo:language="en" fo:country="US" style:font-size-asian="10pt" style:font-size-complex="10pt"/>
    </style:style>
    <style:style style:name="P51" style:family="paragraph" style:parent-style-name="Text_20_body" style:list-style-name="L6">
      <style:text-properties fo:font-size="10pt" fo:language="en" fo:country="US" style:font-size-asian="10pt" style:font-size-complex="10pt"/>
    </style:style>
    <style:style style:name="P52" style:family="paragraph" style:parent-style-name="Text_20_body" style:list-style-name="L8">
      <style:text-properties fo:font-size="10pt" fo:language="en" fo:country="US" style:font-size-asian="10pt" style:font-size-complex="10pt"/>
    </style:style>
    <style:style style:name="P53" style:family="paragraph" style:parent-style-name="Text_20_body" style:list-style-name="L9">
      <style:text-properties fo:font-size="10pt" fo:language="en" fo:country="US" style:font-size-asian="10pt" style:font-size-complex="10pt"/>
    </style:style>
    <style:style style:name="P54" style:family="paragraph" style:parent-style-name="Text_20_body" style:list-style-name="L10">
      <style:text-properties fo:font-size="10pt" fo:language="en" fo:country="US" style:font-size-asian="10pt" style:font-size-complex="10pt"/>
    </style:style>
    <style:style style:name="P55" style:family="paragraph" style:parent-style-name="Text_20_body" style:list-style-name="L12">
      <style:text-properties fo:font-size="10pt" fo:language="en" fo:country="US" style:font-size-asian="10pt" style:font-size-complex="10pt"/>
    </style:style>
    <style:style style:name="P56" style:family="paragraph" style:parent-style-name="Text_20_body" style:list-style-name="L13">
      <style:text-properties fo:font-size="10pt" fo:language="en" fo:country="US" style:font-size-asian="10pt" style:font-size-complex="10pt"/>
    </style:style>
    <style:style style:name="P57" style:family="paragraph" style:parent-style-name="Text_20_body" style:list-style-name="L14">
      <style:text-properties fo:font-size="10pt" fo:language="en" fo:country="US" style:font-size-asian="10pt" style:font-size-complex="10pt"/>
    </style:style>
    <style:style style:name="P58" style:family="paragraph" style:parent-style-name="Text_20_body" style:list-style-name="L15">
      <style:text-properties fo:font-size="10pt" fo:language="en" fo:country="US" style:font-size-asian="10pt" style:font-size-complex="10pt"/>
    </style:style>
    <style:style style:name="P59" style:family="paragraph" style:parent-style-name="Text_20_body" style:list-style-name="L16">
      <style:text-properties fo:font-size="10pt" fo:language="en" fo:country="US" style:font-size-asian="10pt" style:font-size-complex="10pt"/>
    </style:style>
    <style:style style:name="P60" style:family="paragraph" style:parent-style-name="Text_20_body" style:list-style-name="L17">
      <style:text-properties fo:font-size="10pt" fo:language="en" fo:country="US" style:font-size-asian="10pt" style:font-size-complex="10pt"/>
    </style:style>
    <style:style style:name="P61" style:family="paragraph" style:parent-style-name="Text_20_body" style:list-style-name="L18">
      <style:text-properties fo:font-size="10pt" fo:language="en" fo:country="US" style:font-size-asian="10pt" style:font-size-complex="10pt"/>
    </style:style>
    <style:style style:name="P62" style:family="paragraph" style:parent-style-name="Text_20_body" style:list-style-name="L19">
      <style:text-properties fo:font-size="10pt" fo:language="en" fo:country="US" style:font-size-asian="10pt" style:font-size-complex="10pt"/>
    </style:style>
    <style:style style:name="P63" style:family="paragraph" style:parent-style-name="Text_20_body" style:list-style-name="L20">
      <style:text-properties fo:font-size="10pt" fo:language="en" fo:country="US" style:font-size-asian="10pt" style:font-size-complex="10pt"/>
    </style:style>
    <style:style style:name="P64" style:family="paragraph" style:parent-style-name="Text_20_body" style:list-style-name="L21">
      <style:text-properties fo:font-size="10pt" fo:language="en" fo:country="US" style:font-size-asian="10pt" style:font-size-complex="10pt"/>
    </style:style>
    <style:style style:name="P65" style:family="paragraph" style:parent-style-name="Text_20_body" style:list-style-name="L22">
      <style:text-properties fo:font-size="10pt" fo:language="en" fo:country="US" style:font-size-asian="10pt" style:font-size-complex="10pt"/>
    </style:style>
    <style:style style:name="P66" style:family="paragraph" style:parent-style-name="Text_20_body" style:list-style-name="L27">
      <style:text-properties fo:font-size="10pt" fo:language="en" fo:country="US" style:font-size-asian="10pt" style:font-size-complex="10pt"/>
    </style:style>
    <style:style style:name="P67" style:family="paragraph" style:parent-style-name="Text_20_body" style:list-style-name="L28">
      <style:text-properties fo:font-size="10pt" fo:language="en" fo:country="US" style:font-size-asian="10pt" style:font-size-complex="10pt"/>
    </style:style>
    <style:style style:name="P68" style:family="paragraph" style:parent-style-name="Text_20_body" style:list-style-name="L24">
      <style:text-properties fo:font-size="10pt" fo:language="en" fo:country="US" style:font-size-asian="10pt" style:font-size-complex="10pt"/>
    </style:style>
    <style:style style:name="P69" style:family="paragraph" style:parent-style-name="Text_20_body" style:list-style-name="L32">
      <style:text-properties fo:font-size="10pt" fo:language="en" fo:country="US" style:font-size-asian="10pt" style:font-size-complex="10pt"/>
    </style:style>
    <style:style style:name="P70" style:family="paragraph" style:parent-style-name="Text_20_body" style:list-style-name="L33">
      <style:text-properties fo:font-size="10pt" fo:language="en" fo:country="US" style:font-size-asian="10pt" style:font-size-complex="10pt"/>
    </style:style>
    <style:style style:name="P71" style:family="paragraph" style:parent-style-name="Text_20_body" style:list-style-name="L32">
      <style:text-properties fo:font-size="10pt" fo:language="en" fo:country="US" fo:font-style="normal" style:font-size-asian="10pt" style:font-style-asian="normal" style:font-size-complex="10pt" style:font-style-complex="normal"/>
    </style:style>
    <style:style style:name="P72" style:family="paragraph" style:parent-style-name="Text_20_body" style:list-style-name="L34">
      <style:text-properties fo:font-size="10pt" fo:language="en" fo:country="US" fo:font-style="normal" style:font-size-asian="10pt" style:font-style-asian="normal" style:font-size-complex="10pt" style:font-style-complex="normal"/>
    </style:style>
    <style:style style:name="P73" style:family="paragraph" style:parent-style-name="Text_20_body" style:list-style-name="L35">
      <style:text-properties fo:font-size="10pt" fo:language="en" fo:country="US" fo:font-style="normal" style:font-size-asian="10pt" style:font-style-asian="normal" style:font-size-complex="10pt" style:font-style-complex="normal"/>
    </style:style>
    <style:style style:name="P74" style:family="paragraph" style:parent-style-name="Text_20_body" style:list-style-name="L24">
      <style:text-properties fo:font-size="10pt" fo:language="en" fo:country="US" fo:font-style="normal" style:font-size-asian="10pt" style:font-style-asian="normal" style:font-size-complex="10pt" style:font-style-complex="normal"/>
    </style:style>
    <style:style style:name="P75" style:family="paragraph" style:parent-style-name="Text_20_body" style:list-style-name="L11">
      <style:text-properties fo:font-size="10pt" style:font-size-asian="10pt" style:font-size-complex="10pt"/>
    </style:style>
    <style:style style:name="P76" style:family="paragraph" style:parent-style-name="Text_20_body" style:list-style-name="L23">
      <style:text-properties fo:font-size="10pt" style:font-size-asian="10pt" style:font-size-complex="10pt"/>
    </style:style>
    <style:style style:name="P77" style:family="paragraph" style:parent-style-name="Text_20_body" style:list-style-name="L24">
      <style:text-properties fo:font-size="10pt" style:font-size-asian="10pt" style:font-size-complex="10pt"/>
    </style:style>
    <style:style style:name="P78" style:family="paragraph" style:parent-style-name="Text_20_body" style:list-style-name="L25">
      <style:text-properties fo:font-size="10pt" style:font-size-asian="10pt" style:font-size-complex="10pt"/>
    </style:style>
    <style:style style:name="P79" style:family="paragraph" style:parent-style-name="Text_20_body" style:list-style-name="L29">
      <style:text-properties fo:font-size="10pt" style:font-size-asian="10pt" style:font-size-complex="10pt"/>
    </style:style>
    <style:style style:name="P80" style:family="paragraph" style:parent-style-name="Text_20_body" style:list-style-name="L30">
      <style:text-properties fo:font-size="10pt" style:font-size-asian="10pt" style:font-size-complex="10pt"/>
    </style:style>
    <style:style style:name="P81" style:family="paragraph" style:parent-style-name="Text_20_body" style:list-style-name="L31">
      <style:text-properties fo:font-size="10pt" style:font-size-asian="10pt" style:font-size-complex="10pt"/>
    </style:style>
    <style:style style:name="P82" style:family="paragraph" style:parent-style-name="Text_20_body" style:list-style-name="L26"/>
    <style:style style:name="P83" style:family="paragraph">
      <style:paragraph-properties fo:text-align="center"/>
    </style:style>
    <style:style style:name="P84"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language="en" fo:country="US" style:font-size-asian="10.5pt"/>
    </style:style>
    <style:style style:name="T6" style:family="text">
      <style:text-properties fo:language="en" fo:country="US" fo:font-weight="bold" style:font-size-asian="10.5pt" style:font-weight-asian="bold" style:font-weight-complex="bold"/>
    </style:style>
    <style:style style:name="T7" style:family="text">
      <style:text-properties style:font-name="Courier New"/>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text-position="super 58%"/>
    </style:style>
    <style:style style:name="T11" style:family="text">
      <style:text-properties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fo:font-size="10pt" fo:language="zxx" fo:country="none" style:font-size-asian="10pt" style:font-size-complex="10pt"/>
    </style:style>
    <style:style style:name="T14" style:family="text">
      <style:text-properties style:font-name="Arial" fo:font-size="14pt" fo:font-weight="bold" style:font-size-asian="14pt" style:font-weight-asian="bold" style:font-size-complex="14pt" style:font-weight-complex="bold"/>
    </style:style>
    <style:style style:name="T15"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6"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3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draw:frame draw:style-name="fr1" draw:name="graphics13" text:anchor-type="paragraph" svg:x="1.265cm" svg:y="1.295cm" svg:width="13.732cm" svg:height="3.942cm" draw:z-index="17"><draw:image xlink:href="Pictures/10000000000002070000009519ACD67F.png" xlink:type="simple" xlink:show="embed" xlink:actuate="onLoad"/></draw:frame></text:p>
      <text:p text:style-name="P6"/>
      <text:p text:style-name="P6">EntityPlus Manual</text:p>
      <text:p text:style-name="P5">based on version 1.1.6</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4">Manual by Eraser</text:p>
      <text:p text:style-name="P3"><text:a xlink:type="simple" xlink:href="mailto:eraesr@gmail.com" text:style-name="Internet_20_link" text:visited-style-name="Visited_20_Internet_20_Link"><text:span text:style-name="T1">eraesr@gmail.com</text:span></text:a></text:p>
      <text:p text:style-name="P4">https://github.com/TheEnginesOfCreation/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7">Table of Contents</text:p>
          </text:index-title>
          <text:p text:style-name="P36">Introduction<text:tab/>4</text:p>
          <text:p text:style-name="P36">1 – Changes to the single player game<text:tab/>5</text:p>
          <text:p text:style-name="P41">1.1 – Player spawning and dying<text:tab/>5</text:p>
          <text:p text:style-name="P41">1.2 – Bots as enemies<text:tab/>5</text:p>
          <text:p text:style-name="P41">1.3 – Some other changes<text:tab/>6</text:p>
          <text:p text:style-name="P41">1.4 – Difficulty levels<text:tab/>6</text:p>
          <text:p text:style-name="P41">1.5 – Scoring<text:tab/>7</text:p>
          <text:p text:style-name="P36">2 – New entities<text:tab/>9</text:p>
          <text:p text:style-name="P41">2.1 – func_breakable<text:tab/>9</text:p>
          <text:p text:style-name="P41">2.2 – func_door_rotating<text:tab/>10</text:p>
          <text:p text:style-name="P41">2.3 – holdable_key_*<text:tab/>11</text:p>
          <text:p text:style-name="P41">2.4 – info_backpack<text:tab/>11</text:p>
          <text:p text:style-name="P41">2.5 – info_camera<text:tab/>12</text:p>
          <text:p text:style-name="P41">2.6 – info_waypoint<text:tab/>12</text:p>
          <text:p text:style-name="P41">2.7 – item_armor_vest<text:tab/>13</text:p>
          <text:p text:style-name="P41">2.8 – shooter_bfg<text:tab/>13</text:p>
          <text:p text:style-name="P41">2.9 – target_botremove<text:tab/>14</text:p>
          <text:p text:style-name="P41">2.10 – target_botspawn<text:tab/>14</text:p>
          <text:p text:style-name="P41">2.11 - target_cutscene<text:tab/>15</text:p>
          <text:p text:style-name="P41">2.12 – target_debrisemitter<text:tab/>16</text:p>
          <text:p text:style-name="P41">2.13 – target_earthquake<text:tab/>16</text:p>
          <text:p text:style-name="P41">2.14 – target_effect<text:tab/>17</text:p>
          <text:p text:style-name="P41">2.15 – target_finish<text:tab/>18</text:p>
          <text:p text:style-name="P41">2.16 – target_gravity<text:tab/>18</text:p>
          <text:p text:style-name="P41">2.17 – target_logic<text:tab/>18</text:p>
          <text:p text:style-name="P41">2.18 – target_mapchange<text:tab/>19</text:p>
          <text:p text:style-name="P41">2.19 – target_modify<text:tab/>19</text:p>
          <text:p text:style-name="P41">2.20 – target_music<text:tab/>19</text:p>
          <text:p text:style-name="P41">2.21 – target_objective<text:tab/>19</text:p>
          <text:p text:style-name="P41">2.22 – target_playerspeed<text:tab/>20</text:p>
          <text:p text:style-name="P41">2.23 – target_playerstats<text:tab/>20</text:p>
          <text:p text:style-name="P41">2.24 – target_script<text:tab/>20</text:p>
          <text:p text:style-name="P41">2.25 – target_secret<text:tab/>20</text:p>
          <text:p text:style-name="P41">2.26 – target_skill<text:tab/>21</text:p>
          <text:p text:style-name="P41">2.27 – target_unlink<text:tab/>21</text:p>
          <text:p text:style-name="P41">2.28 – target_variable<text:tab/>21</text:p>
          <text:p text:style-name="P41">2.29 – trigger_death<text:tab/>22</text:p>
          <text:p text:style-name="P41">2.30 – trigger_frag<text:tab/>22</text:p>
          <text:p text:style-name="P41">2.31 – trigger_lock<text:tab/>23</text:p>
          <text:p text:style-name="P36">3 – Modified entities<text:tab/>23</text:p>
          <text:p text:style-name="P41">3.1 – worldspawn<text:tab/>23</text:p>
          <text:p text:style-name="P41">3.2 – func_bobbing<text:tab/>24</text:p>
          <text:p text:style-name="P41">3.3 – func_button<text:tab/>24</text:p>
          <text:p text:style-name="P41">3.4 – func_door<text:tab/>24</text:p>
          <text:p text:style-name="P41">3.5 – func_rotating<text:tab/>24</text:p>
          <text:p text:style-name="P41">3.6 – func_static<text:tab/>25</text:p>
          <text:p text:style-name="P41">3.7 – func_timer<text:tab/>25</text:p>
          <text:p text:style-name="P41">3.8 – func_train<text:tab/>25</text:p>
          <text:p text:style-name="P41">3.9 – holdable_teleporter<text:tab/>25</text:p>
          <text:p text:style-name="P41">3.10 – path_corner<text:tab/>25</text:p>
          <text:p text:style-name="P41">3.11 – shooter_*<text:tab/>25</text:p>
          <text:p text:style-name="P41">3.12 – target_delay<text:tab/>26</text:p>
          <text:p text:style-name="P41">3.13 – target_give<text:tab/>26</text:p>
          <text:p text:style-name="P41">3.14 – target_print<text:tab/>26</text:p>
          <text:p text:style-name="P41"><text:soft-page-break/>3.15 – target_relay<text:tab/>26</text:p>
          <text:p text:style-name="P41">3.16 – target_remove_powerups<text:tab/>26</text:p>
          <text:p text:style-name="P41">3.17 – target_speaker<text:tab/>27</text:p>
          <text:p text:style-name="P41">3.18 – trigger_hurt<text:tab/>27</text:p>
          <text:p text:style-name="P41">3.19 – trigger_push<text:tab/>27</text:p>
          <text:p text:style-name="P41">3.20 – Item pickup entities<text:tab/>27</text:p>
          <text:p text:style-name="P41">3.21 – Spawnpoints <text:tab/>27</text:p>
          <text:p text:style-name="P41">3.22 – targeting entities<text:tab/>28</text:p>
          <text:p text:style-name="P41">3.23 – notep key<text:tab/>28</text:p>
          <text:p text:style-name="P41">3.24 – Constant light on func_* entities<text:tab/>28</text:p>
          <text:p text:style-name="P36">4 – Miscellaneous info for level designers<text:tab/>29</text:p>
          <text:p text:style-name="P41">4.1 – Configuring GtkRadiant<text:tab/>29</text:p>
          <text:p text:style-name="P41">4.2 – Creating ladders<text:tab/>30</text:p>
          <text:p text:style-name="P41">4.3 – Fade-in<text:tab/>30</text:p>
          <text:p text:style-name="P41">4.4 – The effect of sv_maxclients<text:tab/>30</text:p>
          <text:p text:style-name="P41">4.5 – Creating an .arena file for your map<text:tab/>30</text:p>
          <text:p text:style-name="P41">4.6 – Using scripts with target_script<text:tab/>31</text:p>
          <text:p text:style-name="P41">4.7 – surfaceparm flesh<text:tab/>32</text:p>
          <text:p text:style-name="P36">5 – New cvars and console commands<text:tab/>33</text:p>
        </text:index-body>
      </text:table-of-content>
      <text:p text:style-name="Standard"/>
      <text:h text:style-name="P43" text:outline-level="1">Introduction</text:h>
      <text:p text:style-name="P23">This document describes the various additions and changes that the EntityPlus mod makes to the standard Quake III Arena game. The aim of the mod is to provide an expanded set of tools which level designers can use to create single player experiences in Quake III Arena.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23">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23">This document assumes you have complete knowledge of level design in Quake III Arena using a map editor like GtkRadiant. It assumes you have knowledge of what entities are and how they work.</text:p>
      <text:p text:style-name="P23">Important bits of information that are easily missed within all the text are highlighted through attention boxes. These are separate text boxes that contain important facts in a bigger font.</text:p>
      <text:h text:style-name="P44" text:outline-level="1">1 – Changes to the single player game</text:h>
      <text:p text:style-name="P23">EntityPlus is a single player Quake 3 mod pur sang. This means that Free For All deathmatch, Team Deathmatch, Capture the Flag or any other multiplayer gametypes are not part of EntityPlus. </text:p>
      <text:p text:style-name="P23">Because multiplayer is no part of EntityPlus, multiplayer related options have been removed from all of the in-game menus. Level designers will also notice that the entity definitions no longer have gametype related keys associated to them.</text:p>
      <text:p text:style-name="P23"/>
      <text:h text:style-name="P38" text:outline-level="2">1.1 – Player spawning and dying</text:h>
      <text:p text:style-name="P23">When a map is loaded, the player is spawned into the map at any info_player_start entity. The player is spawned with a Gauntlet and a Machinegun with 100 ammo and full health as usual. </text:p>
      <text:p text:style-name="Text_20_body"><draw:frame text:anchor-type="paragraph" draw:z-index="1" draw:style-name="gr2" draw:text-style-name="P84" svg:width="4.234cm" svg:height="3.271cm" svg:x="12.375cm" svg:y="-0.108cm"><draw:text-box><text:p text:style-name="P83"><text:span text:style-name="T14">“</text:span><text:span text:style-name="T14">Players respawn at the </text:span><text:span text:style-name="T15">nearest</text:span><text:span text:style-name="T16"> spawnpoint”</text:span></text:p></draw:text-box></draw:frame><text:span text:style-name="T2">When the player dies, he will be respawned at the </text:span><text:span text:style-name="T3">nearest</text:span><text:span text:style-name="T4"> spawnpoint (info_player_start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24"><draw:frame draw:style-name="fr2"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24">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24">Because players sometimes die in unreachable areas (such as the void or lava) it can occur that the backpack sits in a location where it cannot be retrieved anymore. Read the description of the info_backpack entity for a solution to this problem.</text:p>
      <text:h text:style-name="P39"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ext:span><text:span text:style-name="T4">the bots are handled by the game are covered.</text:span></text:p>
      <text:p text:style-name="P24"/>
      <text:p text:style-name="P24">The AI of the bots in EntityPlus is currently not very different from the AI of the bots in vanilla Quake 3. In single player mode, a few changed have been made though:</text:p>
      <text:list xml:id="list5607457586355458335" text:style-name="L1">
        <text:list-item>
          <text:p text:style-name="P45">Bots don't attack each other. They don't see each other as a target that should be attacked.</text:p>
        </text:list-item>
        <text:list-item>
          <text:p text:style-name="P45"><text:soft-page-break/>Bots can not accidentally hurt each other. They are invincible to each others weapon fire.</text:p>
        </text:list-item>
        <text:list-item>
          <text:p text:style-name="P45">A bot that dies is removed from the game. This means that a fight with a bot is a one-off thing. When the bot is dead, he stays dead.</text:p>
        </text:list-item>
        <text:list-item>
          <text:p text:style-name="P45">Bots don't drop any items when they die.</text:p>
        </text:list-item>
        <text:list-item>
          <text:p text:style-name="P45">Bots don't chat to keep up the illusion of them being single player style “monsters”.</text:p>
        </text:list-item>
        <text:list-item>
          <text:p text:style-name="P45">Bots cannot pick up any items in the level.</text:p>
        </text:list-item>
      </text:list>
      <text:p text:style-name="P24">All these changes make the bots more believable as single player enemies. The idea is that through the use of target_botspawn entities, bots can be used as more traditional single player enemies.</text:p>
      <text:p text:style-name="P24"/>
      <text:h text:style-name="Heading_20_2" text:outline-level="2">1.3 – Some other changes</text:h>
      <text:p text:style-name="P24">Various other changes have been applied to the mod to create a more believable single player experience. It is easiest to simply list the changes as a few bullet points:</text:p>
      <text:list xml:id="list2939919332960393853" text:style-name="L2">
        <text:list-item>
          <text:p text:style-name="P46">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46">Removed other visual feedback such as the score plums when a frag is made and awards (such as humiliation, impressive and excellent)</text:p>
        </text:list-item>
        <text:list-item>
          <text:p text:style-name="P46"><draw:frame text:anchor-type="paragraph" draw:z-index="10" draw:style-name="gr2" draw:text-style-name="P84" svg:width="4.234cm" svg:height="3.271cm" svg:x="12.64cm" svg:y="0.025cm"><draw:text-box><text:p text:style-name="P83"><text:span text:style-name="T14">“</text:span><text:span text:style-name="T14">Items do not automatically respawn</text:span><text:span text:style-name="T16">”</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46">Items do not automatically respawn anymore. If you want an item to respawn, you should specify a wait key.</text:p>
        </text:list-item>
        <text:list-item>
          <text:p text:style-name="P46">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46">The main and single player menus are completely redesigned.</text:p>
        </text:list-item>
        <text:list-item>
          <text:p text:style-name="P46">A new (minimalistic) loading screen is introduced, which no longer shows which items are being loaded so it doesn't spoil the contents of the level.</text:p>
        </text:list-item>
        <text:list-item>
          <text:p text:style-name="P46">Ammo limits are no longer set at 200 which means the player can carry a maximum of 999 ammo for all weapons.</text:p>
        </text:list-item>
      </text:list>
      <text:h text:style-name="Heading_20_2" text:outline-level="2">1.4 – Difficulty levels</text:h>
      <text:p text:style-name="P23">Difficulty levels are hardcoded into the game itself. The difficulty can be set using the <text:span text:style-name="T7">g_spskill</text:span> cvar, where 1 is the easiest (“Beginner”) and 5 is the hardest (“Nightmare”). Bots become tougher as the difficulty increase, similar to standard Quake 3 games. </text:p>
      <text:p text:style-name="P23">In EntityPlus, the bots will deal less damage to prevent the game from becoming too hard. The amount of damage bots do depends on the difficulty level. Currently damage is distributed among the difficulty levels as follows:</text:p>
      <text:p text:style-name="P23">1 (Beginner): bots deal 5% of the original damage.</text:p>
      <text:p text:style-name="P23">2 (Easy): bots deal 15% of the original damage.</text:p>
      <text:p text:style-name="P23"><text:soft-page-break/>3 (Medium): bots deal 25% of the original damage.</text:p>
      <text:p text:style-name="P23">4 (Hard): bots deal 35% of the original damage.</text:p>
      <text:p text:style-name="P23">5 (Nightmare): bots deal 45% of the original damage.</text:p>
      <text:p text:style-name="P23">For any skill level, the percentage of damage a bot does is calculated like this:</text:p>
      <text:p text:style-name="P23">(skill * 0.1) – 0.05</text:p>
      <text:p text:style-name="P23">Simply said, for any 1 point of skill increase, the bot does an additional 10 percentage points of damage.</text:p>
      <text:p text:style-name="P23"/>
      <text:p text:style-name="P23">A similar system is used for the bot's health. A bot will spawn with 100 health by default, but it is up to the level designer to tweak the health a bot has to make them into well balanced enemies, as 100 health is often way too much. The skill level of the bot, however, influences the amount of health the bot has. The health is distributed as follows:</text:p>
      <text:p text:style-name="P23">1 (Beginner): bots have 60% of their original health.</text:p>
      <text:p text:style-name="P23">2 (Easy): bots have 80% of their original health.</text:p>
      <text:p text:style-name="P23">3 (Medium): bots have 100% of their original health.</text:p>
      <text:p text:style-name="P23">4 (Hard): bots have 120% of their original health.</text:p>
      <text:p text:style-name="P23">5 (Nightmare): bots have 140% of their original health.</text:p>
      <text:p text:style-name="P23">For any skill level, the percentage of health a bot has is calculated like this:</text:p>
      <text:p text:style-name="P23">1 + ((skill – 3) * 0.2)</text:p>
      <text:p text:style-name="P23">Simply said, for any 1 point the bot's skill level is below 3, the bot loses 20% of health. For any 1 point the bot's skill level is above 3, the bot gains 20% of health.</text:p>
      <text:p text:style-name="P23"/>
      <text:p text:style-name="P23">While a bots skill level is initially based on the value assigned to g_spskill, the target_botspawn entity does have a “skill” key which can be used to determine an individual bot's relative skill level. A bot's damage output and health can rise above the values for skill level 5 when the skill key is used. </text:p>
      <text:p text:style-name="P23"/>
      <text:h text:style-name="Heading_20_2" text:outline-level="2">1.5 – Scoring</text:h>
      <text:p text:style-name="P23">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23">The way a player's score is calculated works as follows. A player can win or lose points based on the following areas: damage dealt (referred to as “carnage” in-game), number of deaths, accuracy, secrets found, skill or in-level entities that add score.</text:p>
      <text:p text:style-name="P25">Carnage score:</text:p>
      <text:p text:style-name="P23">Every time the player kills an enemy, the amount of health that enemy spawned with is added to the carnage score of the player. Also, when the player hits a target_score entity, the score of this entity is added to the carnage score.</text:p>
      <text:p text:style-name="P25">Accuracy bonus:</text:p>
      <text:p text:style-name="P26">The accuracy bonus is a bonus score that is based on the player's carnage score and the aim accuracy of the player in that level. The accuracy itself is expressed as a percentage from 0% (none of the shots were hits) to 100% (every shot hit an enemy or breakable object).</text:p>
      <text:p text:style-name="P26">To calculate the accuracy bonus, the game takes 50% of the carnage score and takes a <text:soft-page-break/>percentage from that equal to the accuracy percentage. </text:p>
      <text:p text:style-name="P26">This basically means that if a player has a carnage score of 1500 points and he has an accuracy of 60%, then the accuracy bonus will be worth 450 points (1500 / 2 * 60%).</text:p>
      <text:p text:style-name="P25">Skill bonus:</text:p>
      <text:p text:style-name="P26">The current skill level the player is playing at results in a bonus as well. This bonus is a percentage of the carnage score of the player. Playing at a higher skill level increases the percentage of the bonus:</text:p>
      <text:p text:style-name="P26">Beginner (easiest) : 0%</text:p>
      <text:p text:style-name="P26">Easy : 5%</text:p>
      <text:p text:style-name="P26">Medium: 10%</text:p>
      <text:p text:style-name="P26">Hard: 15%</text:p>
      <text:p text:style-name="P26">Nightmare (hardest): 20%</text:p>
      <text:p text:style-name="P25">Secrets bonus:</text:p>
      <text:p text:style-name="P26">A level designer can hide secret areas in his map. Such an area can be marked with a trigger and a target_secret entity. When the target_secret entity is activated, the secret is found and the player receives a secrets bonus. This secrets bonus equals 5% of the player's carnage score for each secret found. So if a player has a carnage score of 1200 and three secrets are found, the secrets bonus will be equal to 180 (15% of 1200).</text:p>
      <text:p text:style-name="P25">Deaths penalty:</text:p>
      <text:p text:style-name="P26">Dying will cause the player to incur a “death penalty” at the end of the map. This death penalty will be 5% of the player's carnage score for each time that the player died. So if the player has a carnage score of 1000 and he died twice, his death penalty will be 100 points.</text:p>
      <text:p text:style-name="P25">Total score:</text:p>
      <text:p text:style-name="P26">The total score of a player is equal to the carnage score + accuracy bonus + skill bonus + secrets bonus + deaths penalty.</text:p>
      <text:p text:style-name="P26"/>
      <text:h text:style-name="P43" text:outline-level="1">2 – New entities</text:h>
      <text:p text:style-name="P23">This section of the document describes the new entities that are part of EntityPlus. </text:p>
      <text:h text:style-name="Heading_20_2" text:outline-level="2">2.1 – func_breakable</text:h>
      <text:p text:style-name="P23">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ne of the debris type spawnflags is selected, the func_breakable will revert to DEBRIS_LIGHT.</text:p>
      <text:p text:style-name="P23">func_breakable entities can damage other func_breakable entities when the dmg key is set. However, when a func_breakable receives enough damage from another func_breakable so that it'll break, the breaking happens with a slight delay. <text:s/>The radius in which a func_breakable deals damage can be set with the radius key. The default radius of 120 is equal to the radius of an exploding rocket.</text:p>
      <text:p text:style-name="P23"/>
      <text:p text:style-name="P27">Keys:</text:p>
      <text:list xml:id="list7797815741281163151" text:style-name="L3">
        <text:list-item>
          <text:p text:style-name="P48">health : The entire entity is removed once this amount of damages has been inflicted to it.</text:p>
        </text:list-item>
        <text:list-item>
          <text:p text:style-name="P48">count : The entity will spew out this number of chunks of debris when it's broken (default = 0).</text:p>
        </text:list-item>
        <text:list-item>
          <text:p text:style-name="P48">target : Targetted entity will be triggered once the func_breakable is destroyed.</text:p>
        </text:list-item>
        <text:list-item>
          <text:p text:style-name="P48">dmg : Amount of splashdamage the func_breakable will deal when it is removed (default = 0).</text:p>
        </text:list-item>
        <text:list-item>
          <text:p text:style-name="P48">radius : The radius in which the splashdamage is dealt (default = 120).</text:p>
        </text:list-item>
        <text:list-item>
          <text:p text:style-name="P48">breaksound : Sound to play when it's broken (by default, no sound will be played)</text:p>
        </text:list-item>
        <text:list-item>
          <text:p text:style-name="P48">target : Targetted entity will be triggered once the func_breakable is destroyed.</text:p>
        </text:list-item>
        <text:list-item>
          <text:p text:style-name="P48">target2 : Targetted entity will be triggered once the func_breakable is destroyed.</text:p>
        </text:list-item>
        <text:list-item>
          <text:p text:style-name="P48">targetname : activating entity points to this.</text:p>
        </text:list-item>
        <text:list-item>
          <text:p text:style-name="P48">targetname2 : activating entity points to this.</text:p>
        </text:list-item>
      </text:list>
      <text:p text:style-name="P23"/>
      <text:p text:style-name="P27">Spawnflags:</text:p>
      <text:list xml:id="list6675236696017907751" text:style-name="L4">
        <text:list-item>
          <text:p text:style-name="P49">DEBRIS_LIGHT : Emit light colored pieces of concrete debris.</text:p>
        </text:list-item>
        <text:list-item>
          <text:p text:style-name="P49">DEBRIS_DARK : Emit dark colored pieces of concrete debris.</text:p>
        </text:list-item>
        <text:list-item>
          <text:p text:style-name="P49">DEBRIS_LIGHT_LARGE : Emit large light colored pieces of concrete debris.</text:p>
        </text:list-item>
        <text:list-item>
          <text:p text:style-name="P49">DEBRIS_DARK_LARGE: Emit large dark colored pieces of concrete debris.</text:p>
        </text:list-item>
        <text:list-item>
          <text:p text:style-name="P49">DEBRIS_WOOD : Emit pieces of wooden debris.</text:p>
        </text:list-item>
        <text:list-item>
          <text:p text:style-name="P49">DEBRIS_FLESH : Emit gibs.</text:p>
        </text:list-item>
        <text:list-item>
          <text:p text:style-name="P49">DEBRIS_GLASS : Emit shards of glass.</text:p>
        </text:list-item>
        <text:list-item>
          <text:p text:style-name="P49">DEBRIS_STONE : Emit chunks of stone.</text:p>
        </text:list-item>
        <text:list-item>
          <text:p text:style-name="P49">NO_PLAYER : The player cannot damage the func_breakable.</text:p>
        </text:list-item>
        <text:list-item>
          <text:p text:style-name="P49">NO_BOTS : Bots cannot damage the func_breakable.</text:p>
        </text:list-item>
        <text:list-item>
          <text:p text:style-name="P49">NO_SHOOTER : Shooter entities cannot damage the func_breakable.</text:p>
        </text:list-item>
      </text:list>
      <text:h text:style-name="Heading_20_2" text:outline-level="2"><text:soft-page-break/>2.2 – func_door_rotating</text:h>
      <text:p text:style-name="P32">This is a door that rotates instead of slides when it is activated.</text:p>
      <text:p text:style-name="P27">Keys:</text:p>
      <text:list xml:id="list8535785741924056790" text:style-name="L5">
        <text:list-item>
          <text:p text:style-name="P50">distance : determines how many degrees the door will rotate (default 90).</text:p>
        </text:list-item>
        <text:list-item>
          <text:p text:style-name="P50">speed : determines how fast the door moves (degrees/second).</text:p>
        </text:list-item>
        <text:list-item>
          <text:p text:style-name="P50">wait : number of seconds before door returns (default 2, -1 = return immediately, -2 return only when triggered again)</text:p>
        </text:list-item>
        <text:list-item>
          <text:p text:style-name="P50">targetname : if set, a func_button or trigger is required to activate the door.</text:p>
        </text:list-item>
        <text:list-item>
          <text:p text:style-name="P50">targetname2 : if set, a func_button or trigger is required to activate the door.</text:p>
        </text:list-item>
        <text:list-item>
          <text:p text:style-name="P50">dmg : damage to inflict on player when he blocks operation of door (default 2). Door will reverse direction when blocked unless CRUSHER spawnflag is set.</text:p>
        </text:list-item>
        <text:list-item>
          <text:p text:style-name="P50">health : (default 0) if set to any non-zero value, the button must take damage (any amount) to activate.</text:p>
        </text:list-item>
        <text:list-item>
          <text:p text:style-name="P50">team : assign the same team name to multiple doors that should operate together (see Notes).</text:p>
        </text:list-item>
        <text:list-item>
          <text:p text:style-name="P50">startsound : if set, overrides the sound to play when the door starts moving.</text:p>
        </text:list-item>
        <text:list-item>
          <text:p text:style-name="P50">endsound : if set, overrides the sound to play when the door has stopped moving.</text:p>
        </text:list-item>
        <text:list-item>
          <text:p text:style-name="P50">nobots : bots cannot activate this door.</text:p>
        </text:list-item>
        <text:list-item>
          <text:p text:style-name="P50">nohumans : human player cannot activate this door.</text:p>
        </text:list-item>
        <text:list-item>
          <text:p text:style-name="P50">light : constantLight radius of .md3 model included with entity. Has no effect on the entity's brushes (default 0).</text:p>
        </text:list-item>
        <text:list-item>
          <text:p text:style-name="P50">color : constantLight color of .md3 model included with entity. Has no effect on the entity's brushes (default 1 1 1).</text:p>
        </text:list-item>
        <text:list-item>
          <text:p text:style-name="P50">model2 : path/name of model to include (eg: models/mapobjects/pipe/pipe02.md3).</text:p>
        </text:list-item>
        <text:list-item>
          <text:p text:style-name="P50">origin : alternate method of setting XYZ origin of .md3 model included with entity (See Notes).</text:p>
        </text:list-item>
      </text:list>
      <text:p text:style-name="P27">Spawnflags:</text:p>
      <text:list xml:id="list51348552634580956" text:style-name="L6">
        <text:list-item>
          <text:p text:style-name="P51">START_OPEN : the door will spawn in the open state and operate in reverse.</text:p>
        </text:list-item>
        <text:list-item>
          <text:p text:style-name="P51">CRUSHER : door will not reverse direction when blocked and will keep damaging player until he dies or gets out of the way.</text:p>
        </text:list-item>
        <text:list-item>
          <text:p text:style-name="P51">REVERSE : opens the door in the other direction.</text:p>
        </text:list-item>
        <text:list-item>
          <text:p text:style-name="P51">X_AXIS : open on the x axis instead of the x axis</text:p>
        </text:list-item>
        <text:list-item>
          <text:p text:style-name="P51">Y_AXIS : open on the y axis instead of the x axis</text:p>
        </text:list-item>
      </text:list>
      <text:p text:style-name="P32"/>
      <text:p text:style-name="P32"/>
      <text:p text:style-name="P32"/>
      <text:p text:style-name="P32"/>
      <text:p text:style-name="P32"/>
      <text:p text:style-name="P32"/>
      <text:p text:style-name="P32"/>
      <text:p text:style-name="P32"/>
      <text:p text:style-name="P32"/>
      <text:h text:style-name="P38" text:outline-level="2"><draw:frame draw:style-name="fr3" draw:name="graphics2" text:anchor-type="paragraph" svg:x="13.157cm" svg:y="0.355cm" svg:width="3.413cm" svg:height="3.784cm" draw:z-index="3"><draw:image xlink:href="Pictures/10000000000000810000008F6060813E.png" xlink:type="simple" xlink:show="embed" xlink:actuate="onLoad"/></draw:frame><text:soft-page-break/>2.3 – holdable_key_*</text:h>
      <text:p text:style-name="P23"><draw:frame draw:style-name="fr3" draw:name="graphics4" text:anchor-type="paragraph" svg:x="10.379cm" svg:y="1.154cm" svg:width="3.069cm" svg:height="3.281cm" draw:z-index="5"><draw:image xlink:href="Pictures/10000000000000740000007C1B210811.png" xlink:type="simple" xlink:show="embed" xlink:actuate="onLoad"/></draw:frame>There are a number of new entities whose names begin with “holdable_key_”. These entities act as keys that the player can pick up. There are eight different keys in total. These are:</text:p>
      <text:list xml:id="list353927513692988617" text:style-name="L7">
        <text:list-item>
          <text:p text:style-name="P47"><draw:rect text:anchor-type="paragraph" draw:z-index="0" draw:style-name="gr1" draw:text-style-name="P83" svg:width="6.959cm" svg:height="9.579cm" svg:x="9.862cm" svg:y="0.09cm"><text:p/></draw:rect>holdable_key_blue</text:p>
        </text:list-item>
        <text:list-item>
          <text:p text:style-name="P47">holdable_key_green</text:p>
        </text:list-item>
        <text:list-item>
          <text:p text:style-name="P47"><draw:frame draw:style-name="fr3" draw:name="graphics5" text:anchor-type="paragraph" svg:x="14.582cm" svg:y="-0.101cm" svg:width="2.381cm" svg:height="3.281cm" draw:z-index="6"><draw:image xlink:href="Pictures/100000000000005A0000007C72EE3870.png" xlink:type="simple" xlink:show="embed" xlink:actuate="onLoad"/></draw:frame>holdable_key_red</text:p>
        </text:list-item>
        <text:list-item>
          <text:p text:style-name="P47"><draw:frame draw:style-name="fr3" draw:name="graphics3" text:anchor-type="paragraph" svg:x="12.494cm" svg:y="-0.055cm" svg:width="2.275cm" svg:height="3.572cm" draw:z-index="4"><draw:image xlink:href="Pictures/100000000000005600000087C8AE3E2F.png" xlink:type="simple" xlink:show="embed" xlink:actuate="onLoad"/></draw:frame>holdable_key_yellow</text:p>
        </text:list-item>
        <text:list-item>
          <text:p text:style-name="P47">holdable_key_iron</text:p>
        </text:list-item>
        <text:list-item>
          <text:p text:style-name="P47">holdable_key_silver</text:p>
        </text:list-item>
        <text:list-item>
          <text:p text:style-name="P47">holdable_key_gold</text:p>
        </text:list-item>
        <text:list-item>
          <text:p text:style-name="P47">holdable_key_master</text:p>
        </text:list-item>
      </text:list>
      <text:p text:style-name="P23"/>
      <text:p text:style-name="P23">The first four keys are keycards with a high tech look that 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text:span><text:span text:style-name="T2">holdable_teleporter. However, the player can still only carry only one of these two powerups.</text:span></text:p>
      <text:p text:style-name="P23">Keys work in conjunction with the trigger_lock entity. See the topic on trigger_lock for more information.</text:p>
      <text:p text:style-name="P27"><text:line-break/>Keys:</text:p>
      <text:list xml:id="list6133982007128836913" text:style-name="L8">
        <text:list-item>
          <text:p text:style-name="P52">wait : time in seconds before item respawns after being picked up (default 60, -1 = never respawn).</text:p>
        </text:list-item>
        <text:list-item>
          <text:p text:style-name="P52">random : random time variance in seconds added or subtracted from "wait" delay (default 0).</text:p>
        </text:list-item>
        <text:list-item>
          <text:p text:style-name="P52">team : set this to team items. Teamed items will respawn randomly after team master is picked up (see Notes).</text:p>
        </text:list-item>
        <text:list-item>
          <text:p text:style-name="P52">target : picking up the item will trigger the entity this points to.</text:p>
        </text:list-item>
        <text:list-item>
          <text:p text:style-name="P52">targetname : a target_give entity can point to this for respawn freebies.</text:p>
        </text:list-item>
      </text:list>
      <text:p text:style-name="P27"/>
      <text:p text:style-name="P27">Spawnflags:</text:p>
      <text:list xml:id="list29182008" text:continue-list="list6675236696017907751" text:style-name="L4">
        <text:list-item>
          <text:p text:style-name="P49">SUSPENDED : item will spawn where it was placed in map and won't drop to the floor.</text:p>
        </text:list-item>
      </text:list>
      <text:p text:style-name="P23"/>
      <text:h text:style-name="Heading_20_2" text:outline-level="2">2.4 – info_backpack</text:h>
      <text:p text:style-name="P23"><draw:frame draw:style-name="fr4" draw:name="graphics10" text:anchor-type="paragraph" svg:x="14.321cm" svg:y="0cm" svg:width="1.693cm" svg:height="1.693cm" draw:z-index="14"><draw:image xlink:href="Pictures/100000000000004000000040B792933F.png" xlink:type="simple" xlink:show="embed" xlink:actuate="onLoad"/></draw:frame>In EntityPlus, the player will drop a backpack if he dies. This backpack can be retrieved to restore the inventory (weapons/ammo/keys/powerups) the player had when he died. Because it is possible for players to die in unreachable areas (such as the void, lava or slime), the backpack can essentially become irretrievable. Because this is unwanted in many cases, such areas can be filled with a brush that have the <text:soft-page-break/>“common/nodrop” shader. As soon as the backpack hits a nodrop brush, the game will find the nearest info_backpack entity and teleport the backpack straight to that location. The info_backpack entity could, for instance, be placed at the edge of the pit into which the player can fall so that the backpack itself will sit there when the player returns.</text:p>
      <text:h text:style-name="Heading_20_2" text:outline-level="2">2.5 – info_camera</text:h>
      <text:p text:style-name="P23">The info_camera entity functions as a camera view for in-game cutscenes. Such cutscenes can be started by using the target_cutscene entity. The info_camera entity determines the position of the camera and the direction in which the camera is aimed. A camera can either cut directly to the next camera or pan linearly from one to the next. The "wait" key of the camera determines how long this camera position will be held or how long the panning movement will last. If a camera does not target another info_camera the cutscene ends after the wait period and the player regains control. Multiple cameras can be linked together by making the first camera target the second camera. Note that the last camera will never pan which means that if the cutscene should end with a panning movement, the last camera's wait key should explicitly be set to 0.</text:p>
      <text:p text:style-name="P23">While "aiming" a camera can be done using the "angles" key, it is much easier to use an info_notnull or target_position entity which is targeted by the info_camera. The camera will be aimed at the info_notnull or target_position entity. This works identical to how info_player_intermission works in that regard. One detail to keep in mind is that if you use the "target" key to target another info_camera, the target2 key must be used for aiming the camera (or vice versa).</text:p>
      <text:p text:style-name="P23">It is possible to target multiple info_notnull or target_positions (by giving them all the same targetname) but the camera will pick one randomly selected target.</text:p>
      <text:p text:style-name="P23">It is possible to write camera debug info to the console when a map is loaded. See the description for the g_debugCameras cvar in the cvars section of this document.</text:p>
      <text:p text:style-name="P27">Keys:</text:p>
      <text:list xml:id="list7853447394808900809" text:style-name="L9">
        <text:list-item>
          <text:p text:style-name="P53">targetname : activating entity points to this.</text:p>
        </text:list-item>
        <text:list-item>
          <text:p text:style-name="P53">targetname2 : activating entity points to this.</text:p>
        </text:list-item>
        <text:list-item>
          <text:p text:style-name="P53">target : this points to the next camera to jump to in the cutscene.</text:p>
        </text:list-item>
        <text:list-item>
          <text:p text:style-name="P53">target2 : this points to an info_notnull or target_position entity to aim the view of the camera.</text:p>
        </text:list-item>
        <text:list-item>
          <text:p text:style-name="P53">fov : zoom fov for this camera.</text:p>
        </text:list-item>
        <text:list-item>
          <text:p text:style-name="P53">wait : number of seconds this camera will hold the view (default 1).</text:p>
        </text:list-item>
        <text:list-item>
          <text:p text:style-name="P53">angles: alternate "pitch, yaw, roll" angles method of aiming cutscene camera (default 0 0 0).</text:p>
        </text:list-item>
      </text:list>
      <text:p text:style-name="P27">Spawnflags:</text:p>
      <text:list xml:id="list1502868147818930320" text:style-name="L10">
        <text:list-item>
          <text:p text:style-name="P54">PAN : Instead of jumping to the next camera position, the camera view pans linearly to the next camera position.</text:p>
        </text:list-item>
      </text:list>
      <text:h text:style-name="Heading_20_2" text:outline-level="2">2.6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29"><text:soft-page-break/>Keys:</text:p>
      <text:list xml:id="list7574609517571357270" text:style-name="L11">
        <text:list-item>
          <text:p text:style-name="P75">target : point at another info_waypoint to chain waypoints together</text:p>
        </text:list-item>
        <text:list-item>
          <text:p text:style-name="P75">targetname : target another info_waypoint or a target_botspawn entity at this to make a bot move to this waypoint after reaching the previous waypoint or spawning.</text:p>
        </text:list-item>
        <text:list-item>
          <text:p text:style-name="P75">wait : number of seconds bot will wait at waypoint before moving on. -1 will make the bot wait indefinitely. When attacked, the bot will still break free and return fire (default 0).</text:p>
        </text:list-item>
      </text:list>
      <text:p text:style-name="P29"/>
      <text:h text:style-name="P38" text:outline-level="2">2.7 – item_armor_vest</text:h>
      <text:p text:style-name="P23"><draw:frame draw:style-name="fr3"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23"/>
      <text:p text:style-name="P27">Keys:</text:p>
      <text:list xml:id="list3972324094253536671" text:style-name="L12">
        <text:list-item>
          <text:p text:style-name="P55">wait : time in seconds before item respawns after being picked up (default 25, -1 = never respawn).</text:p>
        </text:list-item>
        <text:list-item>
          <text:p text:style-name="P55">random : random time variance in seconds added or subtracted from "wait" delay (default 0 - see Notes).</text:p>
        </text:list-item>
        <text:list-item>
          <text:p text:style-name="P55">team : set this to team items. Teamed items will respawn randomly after team master is picked up (see Notes).</text:p>
        </text:list-item>
        <text:list-item>
          <text:p text:style-name="P55">target : picking up the item will trigger the entity this points to.</text:p>
        </text:list-item>
        <text:list-item>
          <text:p text:style-name="P55">targetname : a target_give entity can point to this for respawn freebies.</text:p>
        </text:list-item>
      </text:list>
      <text:p text:style-name="P27"/>
      <text:p text:style-name="P27">Spawnflags:</text:p>
      <text:list xml:id="list29154451" text:continue-list="list29182008" text:style-name="L4">
        <text:list-item>
          <text:p text:style-name="P49">SUSPENDED : item will spawn where it was placed in map and won't drop to the floor.</text:p>
        </text:list-item>
      </text:list>
      <text:h text:style-name="P38" text:outline-level="2">2.8 – shooter_bfg</text:h>
      <text:p text:style-name="P23">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23"/>
      <text:p text:style-name="P27">Keys:</text:p>
      <text:list xml:id="list3103034580494139758" text:style-name="L13">
        <text:list-item>
          <text:p text:style-name="P56">angles: this sets the pitch and yaw aiming angles of shooter (default 0 0). The roll angle does not apply.</text:p>
        </text:list-item>
        <text:list-item>
          <text:p text:style-name="P56">targetname : activating trigger points to this.</text:p>
        </text:list-item>
        <text:list-item>
          <text:p text:style-name="P56">target : this points to a target_position entity for aiming the bfg shots.</text:p>
        </text:list-item>
        <text:list-item>
          <text:p text:style-name="P56">random : random aiming variance in degrees from the straight line to the targeted entity (default 0 - see Notes).</text:p>
        </text:list-item>
        <text:list-item>
          <text:p text:style-name="P56">dmg: amount of damage a bfg projectile will deal (default 100).</text:p>
        </text:list-item>
      </text:list>
      <text:p text:style-name="P27"/>
      <text:p text:style-name="P27">Spawnflags:</text:p>
      <text:list xml:id="list623569433152779050" text:style-name="L14">
        <text:list-item>
          <text:p text:style-name="P57">TARGET_PLAYER : The shooter will always aim directly at the player.</text:p>
        </text:list-item>
        <text:list-item>
          <text:p text:style-name="P57">NO_BOTS : The shooter will not harm bots</text:p>
        </text:list-item>
        <text:list-item>
          <text:p text:style-name="P57">NO_HUMANS : The shooter will not harm the player.</text:p>
        </text:list-item>
      </text:list>
      <text:h text:style-name="Heading_20_2" text:outline-level="2"><text:soft-page-break/>2.9 – target_botremove</text:h>
      <text:p text:style-name="P23">This entity is used to remove bots that were spawned by target_botspawn entities from the game. It can target a target_botspawn and when activated, it will remove all bots from the game that were spawned by the targeted target_botspawn entity. By default, removed bots will simply disappear from the game instantly. When using the LETHAL_INJECTION and SPONTANEOUS_COMBUSTION spawnflags, the bots will not immediately disappear but either die on the spot or gib.</text:p>
      <text:p text:style-name="P27">Keys:</text:p>
      <text:list xml:id="list7777827102110380237" text:style-name="L15">
        <text:list-item>
          <text:p text:style-name="P58">target : this points to a target_botspawn entity from which all bots should be removed from the game.</text:p>
        </text:list-item>
        <text:list-item>
          <text:p text:style-name="P58">target2 : this points to a target_botspawn entity from which all bots should be removed from the game.</text:p>
        </text:list-item>
        <text:list-item>
          <text:p text:style-name="P58">targetname : activating entity points to this.</text:p>
        </text:list-item>
        <text:list-item>
          <text:p text:style-name="P58">targetname2 : activating entity points to this.</text:p>
        </text:list-item>
      </text:list>
      <text:p text:style-name="P27">Spawnflags</text:p>
      <text:list xml:id="list8585218107392680240" text:style-name="L16">
        <text:list-item>
          <text:p text:style-name="P59">LETHAL_INJECTION : Instead of being removed from the game immediately, the bot will die.</text:p>
        </text:list-item>
        <text:list-item>
          <text:p text:style-name="P59">SPONTANEOUS_COMBUSTION : Instead of being removed from the game immediately, the bot will explode in a shower of gibs.</text:p>
        </text:list-item>
      </text:list>
      <text:h text:style-name="P38" text:outline-level="2">2.10 – target_botspawn</text:h>
      <text:p text:style-name="P23">The target_botspawn entity is one of the most important entities for creating single player levels. It allows the level designer to spawn bots into the game which act as bad guys that need to be taken care of before the player can progress.</text:p>
      <text:p text:style-name="P23">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23">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23"><draw:frame text:anchor-type="paragraph" draw:z-index="8" draw:style-name="gr2" draw:text-style-name="P84" svg:width="4.234cm" svg:height="3.271cm" svg:x="12.534cm" svg:y="-0.108cm"><draw:text-box><text:p text:style-name="P83"><text:span text:style-name="T14">“</text:span><text:span text:style-name="T16">Bots are removed from the game after they are fragged”</text:span></text:p></draw:text-box></draw:frame>Bots are removed from the game after they are fragged. This means that bots are more usable as single player enemies (they don't keep returning after they're dead). It is, of course, possible to trigger a target_botspawn multiple times.</text:p>
      <text:p text:style-name="P23">The use of info_waypoint entities in combination with target_botspawn is <text:s/>a powerful and important way of making bots patrol certain areas. This gives them a far more realistic behavior for single player games.</text:p>
      <text:p text:style-name="P23">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target_botspawn with a relative skill level of 2 will spawn bots that have a skill of 6. <text:span text:style-name="T9">Note that a bot's skill level influences two things:</text:span></text:p>
      <text:p text:style-name="P24">1 – Its AI level, which is just the general skill level of the bot like it is in regular Quake 3 as well.</text:p>
      <text:p text:style-name="P24">2 – The amount of damage a bot can do.</text:p>
      <text:p text:style-name="P24"><text:soft-page-break/>Because bot AI skill levels do not go above 5 or below 1, the bot's AI skill level is bound between these values. This means that when playing at skill level 4, a bot with relative skill 2 will still have an AI skill level of 5.</text:p>
      <text:p text:style-name="P24">The amount of damage a bot can do has a lower skill level limit of 1 but it has no upper limit. This means our bot with skill level 2 will deal as much damage as a level 6 bot would. See chapter 1.4 (Difficulty levels) about damage dealing.</text:p>
      <text:p text:style-name="P27"/>
      <text:p text:style-name="P27">Keys:</text:p>
      <text:list xml:id="list4700099692273468911" text:style-name="L17">
        <text:list-item>
          <text:p text:style-name="P60">angle : direction in which bot will look when spawning in the game.</text:p>
        </text:list-item>
        <text:list-item>
          <text:p text:style-name="P60">clientname : the name of the bot to spawn. When omitted it defaults to Sarge.</text:p>
        </text:list-item>
        <text:list-item>
          <text:p text:style-name="P60">health : the amount of health the bot will have when it spawns into the game.</text:p>
        </text:list-item>
        <text:list-item>
          <text:p text:style-name="P60">skill : sets the relative skill level of the bot (default = 0).</text:p>
        </text:list-item>
        <text:list-item>
          <text:p text:style-name="P60">target : this points to entities to activate when this entity is triggered.</text:p>
        </text:list-item>
        <text:list-item>
          <text:p text:style-name="P60">targetname : activating trigger points to this.</text:p>
        </text:list-item>
        <text:list-item>
          <text:p text:style-name="P60">deathtarget: this points to entities to activate when a bot spawned by the target_botspawn dies.</text:p>
        </text:list-item>
      </text:list>
      <text:p text:style-name="P27"/>
      <text:p text:style-name="P27">Spawnflags:<text:line-break/></text:p>
      <text:list xml:id="list3621221062167189799" text:style-name="L18">
        <text:list-item>
          <text:p text:style-name="P61">WP_GAUNTLET: The bot spawns into the game with a Gauntlet.</text:p>
        </text:list-item>
        <text:list-item>
          <text:p text:style-name="P61">WP_MACHINEGUN : The bot spawns into the game with a Machinegun.</text:p>
        </text:list-item>
        <text:list-item>
          <text:p text:style-name="P61">WP_SHOTGUN : The bot spawns into the game with a Shotgun.</text:p>
        </text:list-item>
        <text:list-item>
          <text:p text:style-name="P61">WP_GRENADE_LAUNCHER : The bot spawns into the game with a Grenade Launcher.</text:p>
        </text:list-item>
        <text:list-item>
          <text:p text:style-name="P61">WP_ROCKET_LAUNCHER : The bot spawns into the game with a Rocket Launcher.</text:p>
        </text:list-item>
        <text:list-item>
          <text:p text:style-name="P61">WP_LIGHTNING : The bot spawns into the game with a Lightninggun.</text:p>
        </text:list-item>
        <text:list-item>
          <text:p text:style-name="P61">WP_RAILGUN : The bot spawns into the game with a Railgun.</text:p>
        </text:list-item>
        <text:list-item>
          <text:p text:style-name="P61">WP_PLASMAGUN : The bot spawns into the game with a Plasmagun.</text:p>
        </text:list-item>
        <text:list-item>
          <text:p text:style-name="P61">WP_BFG : The bot spawns into the game with a BFG.</text:p>
        </text:list-item>
        <text:list-item>
          <text:p text:style-name="P61">IGNORE_PLAYER : The bot ignores the player, even when attacked.</text:p>
        </text:list-item>
        <text:list-item>
          <text:p text:style-name="P61">PATROL_WALK : The bot will walk (instead of run) while patrolling along info_waypoint entities. </text:p>
        </text:list-item>
        <text:list-item>
          <text:p text:style-name="P61">ALWAYS_WALK : The bot will always walk (instead of run).</text:p>
        </text:list-item>
      </text:list>
      <text:h text:style-name="Heading_20_2" text:outline-level="2">2.11 - target_cutscene</text:h>
      <text:p text:style-name="P32">target_cutscene entities can be used to show cutscenes. Cutscenes in EntityPlus are basically a sequence of camera positions to which the player's view will jump after set amounts of time. Camera positions are defined by info_camera entities.</text:p>
      <text:p text:style-name="P32">A target_cutscene entity should always target an info_camera entity using its target or target2 keys. Without at least one info_camera entity, target_cutscene is useless.</text:p>
      <text:p text:style-name="P32">The info_camera entity that the target_cutscene points to is the first camera position for the cutscene. Note that if the target_cutscene targets multiple info_camera entities, the first info_camera entity that is found will be used as the first camera position. All other camera entities the target_cutscene points to are ignored.</text:p>
      <text:p text:style-name="P32">The game will continue running while the cutscene is playing, so any enemies will remain active. By setting the HALT_AI spawnflag, all enemies can be frozen in place while the cutscene is running.</text:p>
      <text:p text:style-name="P32"><text:soft-page-break/>Because of a serious problem with running cutscenes while g_synchronousClients is enabled (the game will crash), the game will automatically disable g_synchronousClients while an in-game cutscene is played. This means that playback of the cutscene in a recorded demo is slightly less smooth than normal gameplay. The g_allowSyncCutscene cvar may be used to override this behavior, but it is not recommended.<text:span text:style-name="T13"> </text:span></text:p>
      <text:p text:style-name="P27">Keys:</text:p>
      <text:list xml:id="list6401772886885296853" text:style-name="L19">
        <text:list-item>
          <text:p text:style-name="P62">target : this points to an info_camera entity to which the camera view should go.</text:p>
        </text:list-item>
        <text:list-item>
          <text:p text:style-name="P62">target2 : this points to an info_camera entity to which the camera view should go.</text:p>
        </text:list-item>
        <text:list-item>
          <text:p text:style-name="P62">targetname : activating entity points to this.</text:p>
        </text:list-item>
        <text:list-item>
          <text:p text:style-name="P62">targetname2 : activating entity points to this.</text:p>
        </text:list-item>
      </text:list>
      <text:p text:style-name="P27">Spawnflags</text:p>
      <text:list xml:id="list8500279954486540694" text:style-name="L20">
        <text:list-item>
          <text:p text:style-name="P63">HALT_AI : Freezes all enemies in place while the cutscene is running.</text:p>
        </text:list-item>
      </text:list>
      <text:p text:style-name="P27"/>
      <text:h text:style-name="P38" text:outline-level="2">2.12 – target_debrisemitter</text:h>
      <text:p text:style-name="P23"><draw:frame draw:style-name="fr5" draw:name="graphics7" text:anchor-type="paragraph" svg:x="11.054cm" svg:y="-0.079cm" svg:width="5.741cm" svg:height="3.731cm" draw:z-index="9"><draw:image xlink:href="Pictures/10000000000000D90000008D9C41D0EA.png" xlink:type="simple" xlink:show="embed" xlink:actuate="onLoad"/></draw:frame>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27"/>
      <text:p text:style-name="P27">Keys:</text:p>
      <text:list xml:id="list3880230981210004273" text:style-name="L21">
        <text:list-item>
          <text:p text:style-name="P64">targetname : activating trigger points to this.</text:p>
        </text:list-item>
        <text:list-item>
          <text:p text:style-name="P64">count : The number of debris pieces to emit (default = 10).</text:p>
        </text:list-item>
      </text:list>
      <text:p text:style-name="P27">Spawnflags:</text:p>
      <text:list xml:id="list8564235032147336866" text:style-name="L22">
        <text:list-item>
          <text:p text:style-name="P65">DEBRIS_LIGHT : Emit light colored pieces of concrete debris.</text:p>
        </text:list-item>
        <text:list-item>
          <text:p text:style-name="P65">DEBRIS_DARK : Emit dark colored pieces of concrete debris.</text:p>
        </text:list-item>
        <text:list-item>
          <text:p text:style-name="P65">DEBRIS_LIGHT_LARGE : Emit large light colored pieces of concrete debris.</text:p>
        </text:list-item>
        <text:list-item>
          <text:p text:style-name="P65">DEBRIS_DARK_LARGE: Emit large dark colored pieces of concrete debris.</text:p>
        </text:list-item>
        <text:list-item>
          <text:p text:style-name="P65">DEBRIS_WOOD : Emit pieces of wooden debris.</text:p>
        </text:list-item>
        <text:list-item>
          <text:p text:style-name="P65">DEBRIS_FLESH : Emit gibs.</text:p>
        </text:list-item>
        <text:list-item>
          <text:p text:style-name="P65">DEBRIS_GLASS : Emit shards of glass.</text:p>
        </text:list-item>
        <text:list-item>
          <text:p text:style-name="P65">DEBRIS_STONE : Emit chunks of stone.</text:p>
        </text:list-item>
      </text:list>
      <text:p text:style-name="P27"/>
      <text:h text:style-name="Heading_20_2" text:outline-level="2">2.13 – target_earthquake</text:h>
      <text:p text:style-name="Text_20_body">When triggered, the player will experience an earthquake, The screen will be shaken while the earthquake occurs.</text:p>
      <text:p text:style-name="Text_20_body"/>
      <text:p text:style-name="P29">Keys:</text:p>
      <text:list xml:id="list378760950681108591" text:style-name="L23">
        <text:list-item>
          <text:p text:style-name="P76">targetname : activating trigger points to this.</text:p>
        </text:list-item>
        <text:list-item>
          <text:p text:style-name="P76">length : duration of the earthquake in seconds (2 - 32)</text:p>
        </text:list-item>
        <text:list-item>
          <text:p text:style-name="P76"><text:soft-page-break/>intensity : intensity of the earthquake (1 - 16)</text:p>
        </text:list-item>
      </text:list>
      <text:p text:style-name="P29"/>
      <text:h text:style-name="Heading_20_2" text:outline-level="2">2.14 – target_effect</text:h>
      <text:p text:style-name="P30">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30"><draw:frame draw:style-name="fr6" draw:name="graphics8" text:anchor-type="paragraph" svg:x="10.537cm" svg:y="-0.162cm" svg:width="6.35cm" svg:height="4.763cm" draw:z-index="12"><draw:image xlink:href="Pictures/10000000000000F0000000B49265807E.png" xlink:type="simple" xlink:show="embed" xlink:actuate="onLoad"/></draw:frame>The OVERLAY effect can be used to draw an image over the entire screen. It is advised to use a TGA image with smart 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30">The image shows an example of target_effect being used to add a vignetting effect to the screen.</text:p>
      <text:p text:style-name="P30">The FADE effect is used to create a screen fade effect. A start color and end color (including transparency) and a duration can be defined. The fade effect will be drawn layered on top of any overlays but under the HUD layer.</text:p>
      <text:p text:style-name="P29"/>
      <text:p text:style-name="P29">Keys:</text:p>
      <text:list xml:id="list777464159682563396" text:style-name="L24">
        <text:list-item>
          <text:p text:style-name="P77">targetname : activating trigger points to this.</text:p>
        </text:list-item>
        <text:list-item>
          <text:p text:style-name="P77">color : color of the particles for particle effect (default 1.0 1.0 1.0).</text:p>
        </text:list-item>
        <text:list-item>
          <text:p text:style-name="P77">count : number of particles for particle effect (0 - 255, default 100).</text:p>
        </text:list-item>
        <text:list-item>
          <text:p text:style-name="P77">speed : speed of the particles (default 100).</text:p>
        </text:list-item>
        <text:list-item>
          <text:p text:style-name="P77">overlay : specifies an image to overlay over the screen. Leave empty to remove existing overlay.</text:p>
        </text:list-item>
        <text:list-item>
          <text:p text:style-name="P77">startcolor : specifies the rgba value of the starting color of a fade (default 0.0 0.0 0.0 0.0).</text:p>
        </text:list-item>
        <text:list-item>
          <text:p text:style-name="P77">endcolor : specifies the rgba value of the ending color of a fade (default 0.0 0.0 0.0 1.0).</text:p>
        </text:list-item>
        <text:list-item>
          <text:p text:style-name="P77">wait : specifies the amount of time it takes to fade from the start color to the end color.</text:p>
        </text:list-item>
      </text:list>
      <text:p text:style-name="P29">Spawnflags</text:p>
      <text:list xml:id="list8579184610999354752" text:style-name="L25">
        <text:list-item>
          <text:p text:style-name="P78">EXPLOSION : Shows an explosion when activated.</text:p>
        </text:list-item>
        <text:list-item>
          <text:p text:style-name="P78">PARTICLES_GRAVITY : Generates particles that are affected by gravity.</text:p>
        </text:list-item>
        <text:list-item>
          <text:p text:style-name="P78">PARTICLES_LINEAR : Generates particles that are not affected by gravity.</text:p>
        </text:list-item>
        <text:list-item>
          <text:p text:style-name="P78">PARTICLES_LINEAR_UP : Generates particles that are not affected by gravity that only move upwards.</text:p>
        </text:list-item>
        <text:list-item>
          <text:p text:style-name="P78">PARTICLES_LINEAR_DOWN : Generates particles that are not affected by gravity that only move downwards.</text:p>
        </text:list-item>
        <text:list-item>
          <text:p text:style-name="P78">OVERLAY : Applies the specified overlay to the screen.</text:p>
        </text:list-item>
        <text:list-item>
          <text:p text:style-name="P78">FADE : The screen will fade from the specified start color to the specified end color.</text:p>
        </text:list-item>
      </text:list>
      <text:p text:style-name="P29"><text:soft-page-break/></text:p>
      <text:h text:style-name="Heading_20_2" text:outline-level="2">2.15 – target_finish</text:h>
      <text:p text:style-name="P30">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30">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 Note that this entity can only be triggered by human players (not bots).</text:p>
      <text:p text:style-name="P29">Keys:</text:p>
      <text:list xml:id="list3880503839661812536" text:style-name="L26">
        <text:list-item>
          <text:p text:style-name="P82">targetname : activating trigger points to this.</text:p>
        </text:list-item>
      </text:list>
      <text:h text:style-name="Heading_20_2" text:outline-level="2">2.16 – target_gravity</text:h>
      <text:p text:style-name="P23">The target_gravity entity can be used to set the gravity for one or all players (including bots) in the game. The default gravity value for Quake 3 Arena is 800.</text:p>
      <text:p text:style-name="P23"/>
      <text:p text:style-name="P27">Keys:</text:p>
      <text:list xml:id="list7078913338725059798" text:style-name="L27">
        <text:list-item>
          <text:p text:style-name="P66">count : amount of gravity to apply (defaults to the value set to g_gravity).</text:p>
        </text:list-item>
        <text:list-item>
          <text:p text:style-name="P66">targetname : activating trigger points to this.</text:p>
        </text:list-item>
      </text:list>
      <text:p text:style-name="P27"/>
      <text:p text:style-name="P27">Spawnflags:</text:p>
      <text:list xml:id="list4335162720903227633" text:style-name="L28">
        <text:list-item>
          <text:p text:style-name="P67">GLOBAL : all players are affected instead of only the activator.</text:p>
        </text:list-item>
      </text:list>
      <text:h text:style-name="P38" text:outline-level="2">2.17 – target_logic</text:h>
      <text:p text:style-name="P10"/>
      <text:p text:style-name="P10">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10"/>
      <text:p text:style-name="P10">Keys</text:p>
      <text:list xml:id="list29169628" text:continue-list="list777464159682563396" text:style-name="L24">
        <text:list-item>
          <text:p text:style-name="P77">targetname : activating trigger points to this.</text:p>
        </text:list-item>
        <text:list-item>
          <text:p text:style-name="P68">target : this points to entities to activate when this entity is triggered.</text:p>
        </text:list-item>
      </text:list>
      <text:p text:style-name="P13"/>
      <text:p text:style-name="P13">Spawnflags:</text:p>
      <text:list xml:id="list29160359" text:continue-numbering="true" text:style-name="L24">
        <text:list-item>
          <text:p text:style-name="P68">RANDOM : only one of the targeted entities will be triggered at random.</text:p>
        </text:list-item>
        <text:list-item>
          <text:p text:style-name="P68">STAY_ON : a trigger will remain triggered until the target_logic is reset.</text:p>
        </text:list-item>
      </text:list>
      <text:p text:style-name="P10"><text:soft-page-break/></text:p>
      <text:h text:style-name="P38" text:outline-level="2">2.18 – target_mapchange</text:h>
      <text:p text:style-name="P10">Use this entity to progress the player to a new map. When activated, the entity will force the server to load a new map. It allows level designers to create multi-level single player campaigns.</text:p>
      <text:p text:style-name="P10">Only the player is moved over to the new map. Any bots currently in the map are removed from the game. Also, the player keeps his inventory as he moves to the next map. This means that health, armor, weapons, ammo and holdable items, as well as your current score, are retained in the next map.</text:p>
      <text:p text:style-name="P10"/>
      <text:p text:style-name="P13">Keys:</text:p>
      <text:list xml:id="list29168712" text:continue-numbering="true" text:style-name="L24">
        <text:list-item>
          <text:p text:style-name="P68">mapname : The map to load. When omitted, the current map will be restarted.</text:p>
        </text:list-item>
        <text:list-item>
          <text:p text:style-name="P68">targetname : activating trigger points to this.</text:p>
        </text:list-item>
      </text:list>
      <text:p text:style-name="P13"/>
      <text:h text:style-name="Heading_20_2" text:outline-level="2">2.19 – target_modify</text:h>
      <text:p text:style-name="P19">This entity can be used to modify the value for a specific key on a map entity. It can, for example, change the target of a trigger or the message of a target_print. The following keys can be changed by the target_modify:</text:p>
      <text:p text:style-name="P19"/>
      <text:p text:style-name="P19">angle, clientname, color, count, deathtarget, health, key, light, mapname, message, overlay, script, target, target2, targetname, targetname2, targetshadername, teleportertarget, spawnflags, speed, skill, value, wait, armor, damage, dmg.</text:p>
      <text:p text:style-name="P19"/>
      <text:p text:style-name="P19">Do note that the <text:span text:style-name="T8">color</text:span> and <text:span text:style-name="T8">light</text:span> keys are only applicable to func_ entities, not to light entities. Light entities can never be modified in-game.</text:p>
      <text:p text:style-name="P19"/>
      <text:p text:style-name="P13">Keys:</text:p>
      <text:list xml:id="list29179987" text:continue-numbering="true" text:style-name="L24">
        <text:list-item>
          <text:p text:style-name="P68">target : this points to entities to modify when this entity is triggered.</text:p>
        </text:list-item>
        <text:list-item>
          <text:p text:style-name="P68">target2 : this points to entities to modify when this entity is triggered.</text:p>
        </text:list-item>
        <text:list-item>
          <text:p text:style-name="P68">targetname : activating trigger points to this.</text:p>
        </text:list-item>
        <text:list-item>
          <text:p text:style-name="P68">key : the key to modify on the target entity.</text:p>
        </text:list-item>
        <text:list-item>
          <text:p text:style-name="P68">value : the value to set for the key on the target entity.</text:p>
        </text:list-item>
      </text:list>
      <text:p text:style-name="P13"/>
      <text:h text:style-name="Heading_20_2" text:outline-level="2">2.20 – target_music</text:h>
      <text:p text:style-name="Text_20_body">The target_music entity can be used to start or stop playing a music track.</text:p>
      <text:p text:style-name="P29">Keys:</text:p>
      <text:list xml:id="list1237498689639974228" text:style-name="L29">
        <text:list-item>
          <text:p text:style-name="P79">targetname : activating entity points to this.</text:p>
        </text:list-item>
        <text:list-item>
          <text:p text:style-name="P79">targetname2 : activating entity points to this.</text:p>
        </text:list-item>
        <text:list-item>
          <text:p text:style-name="P79">music : path/name of looping .wav file used for level's music (eg. music/sonic5.wav).</text:p>
        </text:list-item>
      </text:list>
      <text:h text:style-name="P38" text:outline-level="2">2.21 – target_objective</text:h>
      <text:p text:style-name="P10">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13"/>
      <text:p text:style-name="P13">Keys:</text:p>
      <text:list xml:id="list29185186" text:continue-list="list29179987" text:style-name="L24">
        <text:list-item>
          <text:p text:style-name="P68"><text:soft-page-break/>targetname : activating trigger points to this.</text:p>
        </text:list-item>
        <text:list-item>
          <text:p text:style-name="P68">message : the objective text.</text:p>
        </text:list-item>
      </text:list>
      <text:p text:style-name="P13"/>
      <text:p text:style-name="P13">Spawnflags:</text:p>
      <text:list xml:id="list29181909" text:continue-numbering="true" text:style-name="L24">
        <text:list-item>
          <text:p text:style-name="P68">SECONDARY : The secondary objective is set instead of the primary objective.</text:p>
        </text:list-item>
        <text:list-item>
          <text:p text:style-name="P68">SILENT : When set, the player will not be notified that the objectives are updated.</text:p>
        </text:list-item>
      </text:list>
      <text:h text:style-name="P38" text:outline-level="2">2.22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13"/>
      <text:p text:style-name="P13">Keys:</text:p>
      <text:list xml:id="list29176201" text:continue-numbering="true" text:style-name="L24">
        <text:list-item>
          <text:p text:style-name="P68">speed : the movement speed to apply to the player(s).</text:p>
        </text:list-item>
        <text:list-item>
          <text:p text:style-name="P68">targetname : the activating trigger points to this.</text:p>
        </text:list-item>
      </text:list>
      <text:h text:style-name="Heading_20_2" text:outline-level="2">2.23 – target_playerstats</text:h>
      <text:p text:style-name="P13">The target_playerstats can be used to set the player's health/armor to a specific value. It cannot be triggered by bots.</text:p>
      <text:p text:style-name="P13"/>
      <text:p text:style-name="P13">Keys:</text:p>
      <text:list xml:id="list5095372462041689819" text:style-name="L30">
        <text:list-item>
          <text:p text:style-name="P80">health : the amount of health to give the player</text:p>
        </text:list-item>
        <text:list-item>
          <text:p text:style-name="P80">armor : the amount of armor to give the player</text:p>
        </text:list-item>
        <text:list-item>
          <text:p text:style-name="P80">targetname : the activating trigger points to this.</text:p>
        </text:list-item>
        <text:list-item>
          <text:p text:style-name="P80">targetname2 : the activating trigger points to this.</text:p>
        </text:list-item>
      </text:list>
      <text:p text:style-name="P29"><text:line-break/>Spawnflags:</text:p>
      <text:list xml:id="list6870885396061055477" text:style-name="L31">
        <text:list-item>
          <text:p text:style-name="P81">ONLY_WHEN_LOWER : Only sets the player's health/armor if it is lower than the specified amount of health/armor.</text:p>
        </text:list-item>
        <text:list-item>
          <text:p text:style-name="P81">NO_HEALTH : The player's health is never set by this entity.</text:p>
        </text:list-item>
        <text:list-item>
          <text:p text:style-name="P81">NO_ARMOR : The player's armor is never set by this entity.</text:p>
        </text:list-item>
      </text:list>
      <text:h text:style-name="Heading_20_2" text:outline-level="2">2.24 – target_script</text:h>
      <text:p text:style-name="P13">The target_script entity allows you to execute a .cfg script. This is a script file similar to q3config.cfg and allows you to achieve various effects, including the starting of a RoQ cinematic or a demo file. See chapter 4.6 for additional info on executing scripts.</text:p>
      <text:p text:style-name="P13"><text:line-break/>Keys:</text:p>
      <text:list xml:id="list29159290" text:continue-list="list29176201" text:style-name="L24">
        <text:list-item>
          <text:p text:style-name="P68">targetname : activating entity points to this.</text:p>
        </text:list-item>
        <text:list-item>
          <text:p text:style-name="P68">targetname2 : activating entity points to this.</text:p>
        </text:list-item>
        <text:list-item>
          <text:p text:style-name="P68">script: filename of the script to execute (example: myscript.cfg).</text:p>
        </text:list-item>
      </text:list>
      <text:p text:style-name="P27"/>
      <text:h text:style-name="Heading_20_2" text:outline-level="2">2.25 – target_secret</text:h>
      <text:p text:style-name="P27">Allows the level designer to include secrets in the map. When activated, a target_secret informs the game that the player has found a secret. Optionally a message can be displayed when the secret is found. Each secret that is found will add 5% of the player's carnage score to his total score. Note that a map may not contain more than 64 secrets. If a map is spread across multiple map files (BSP files), using <text:soft-page-break/>target_mapchange to link them together, then the total of all secrets across all maps may not be higher than 64.</text:p>
      <text:p text:style-name="P27"/>
      <text:p text:style-name="P13">Keys:</text:p>
      <text:list xml:id="list29177272" text:continue-numbering="true" text:style-name="L24">
        <text:list-item>
          <text:p text:style-name="P68">targetname : activating entity points to this.</text:p>
        </text:list-item>
        <text:list-item>
          <text:p text:style-name="P68">targetname2 : activating entity points to this.</text:p>
        </text:list-item>
        <text:list-item>
          <text:p text:style-name="P68">message : text string to print on screen when secret is found. When omitted it defaults to "You found a secret!"</text:p>
        </text:list-item>
      </text:list>
      <text:p text:style-name="P27">Spawnflags:</text:p>
      <text:list xml:id="list4382404106896278469" text:style-name="L32">
        <text:list-item>
          <text:p text:style-name="P69">SILENT : No message is printed to the screen when the secret is found.</text:p>
        </text:list-item>
      </text:list>
      <text:h text:style-name="Heading_20_2" text:outline-level="2">2.26 – target_skill</text:h>
      <text:p text:style-name="Text_20_body">This sets the skill level for the next map that will be loaded. The changed skill level is <text:span text:style-name="T8">not</text:span><text:span text:style-name="T9"> applied immediately, so usually this will be used in a level that also implements a target_mapchange entity.</text:span></text:p>
      <text:p text:style-name="P15"/>
      <text:p text:style-name="P15">Keys:</text:p>
      <text:list xml:id="list29183805" text:continue-list="list29177272" text:style-name="L24">
        <text:list-item>
          <text:p text:style-name="P68">targetname : activating entity points to this.</text:p>
        </text:list-item>
        <text:list-item>
          <text:p text:style-name="P68">skill : the skill level to apply. 1 is easiest, 5 is hardest (default = 2).</text:p>
        </text:list-item>
      </text:list>
      <text:h text:style-name="P38" text:outline-level="2">2.27 – target_unlink</text:h>
      <text:p text:style-name="P23">The target_unlink entity links and unlinks entities from the world. In other words, it removes entities from the game world or puts them back in again. This does not work on light entities. Looping target_speaker entities will also not stop playing their sound (see the chapter on target_speaker for more information about starting and stopping target_speaker entities). Some other func_ entities are also unaffected by target_unlink.</text:p>
      <text:p text:style-name="P27">Keys:</text:p>
      <text:list xml:id="list8666617382208839314" text:style-name="L33">
        <text:list-item>
          <text:p text:style-name="P70">targetname : activating trigger points to this.</text:p>
        </text:list-item>
        <text:list-item>
          <text:p text:style-name="P70">target : this points to entities to link/unlink when this entity is triggered.</text:p>
        </text:list-item>
      </text:list>
      <text:p text:style-name="P27"/>
      <text:p text:style-name="P27">Spawnflags:</text:p>
      <text:list xml:id="list29178020" text:continue-list="list4382404106896278469" text:style-name="L32">
        <text:list-item>
          <text:p text:style-name="P69">ALWAYS_UNLINK : The targeted entity will always be unlinked from the world.</text:p>
        </text:list-item>
        <text:list-item>
          <text:p text:style-name="P69">ALWAYS_LINK : The targeted entity will always be linked to the world.</text:p>
        </text:list-item>
        <text:list-item>
          <text:p text:style-name="P71">IMMEDIATELY : The target_unlink will link/unlink its targeted entities when it is spawned.</text:p>
        </text:list-item>
      </text:list>
      <text:p text:style-name="P28"/>
      <text:h text:style-name="Heading_20_2" text:outline-level="2">2.28 – target_variable</text:h>
      <text:p text:style-name="P31">The target_variable entity is an entity with two separate functions. When neither its COMPARE_EQUALS and COMPARE_NOT_EQUALS spawnflags have been set, it will (when triggered) write a variable with the specified name (key) and value to memory. The level designer is free to choose a name for the key as long as they don't include the backslash (<text:span text:style-name="T7">\</text:span>), semicolon (<text:span text:style-name="T7">;</text:span>) and double quote (<text:span text:style-name="T7">"</text:span>) characters.</text:p>
      <text:p text:style-name="P31">When either of the aforementioned spawnflags is set, the target_variable entity will read the specified variable instead of writing to it. It will then compare the value of the variable to the specified value and activate its targets if the two values match or don't.</text:p>
      <text:p text:style-name="P31">Variables that are written to memory are persisted across map changes if the map change was initialized by a target_mapchange entity. This means that it is possible to activate entities in map B <text:soft-page-break/>based on actions performed in map A. </text:p>
      <text:p text:style-name="P28">Keys:</text:p>
      <text:list xml:id="list5199782051996726330" text:style-name="L34">
        <text:list-item>
          <text:p text:style-name="P72">targetname : activating entity points to this.</text:p>
        </text:list-item>
        <text:list-item>
          <text:p text:style-name="P72">targetname2 : activating entity points to this.</text:p>
        </text:list-item>
        <text:list-item>
          <text:p text:style-name="P72">target : this points to entities to activate when this entity is triggered.</text:p>
        </text:list-item>
        <text:list-item>
          <text:p text:style-name="P72">target2 : this points to entities to activate when this entity is triggered.</text:p>
        </text:list-item>
        <text:list-item>
          <text:p text:style-name="P72">key : The name of the variable to read or write.</text:p>
        </text:list-item>
        <text:list-item>
          <text:p text:style-name="P72">value : The value that will be written or compared to.</text:p>
        </text:list-item>
      </text:list>
      <text:p text:style-name="P28">Spawnflags:</text:p>
      <text:list xml:id="list1522107722432948752" text:style-name="L35">
        <text:list-item>
          <text:p text:style-name="P73">COMPARE_EQUALS : The entity reads the specified variable and triggers its targets if the specified value matches the value stored in the variable.</text:p>
        </text:list-item>
        <text:list-item>
          <text:p text:style-name="P73">COMPARE_NOT_EQUALS : The entity reads the specified variable and triggers its targets if the specified value does not match the value stored in the variable.</text:p>
        </text:list-item>
        <text:list-item>
          <text:p text:style-name="P73">IMMEDIATELY : The entity will be activated when it is spawned.</text:p>
        </text:list-item>
      </text:list>
      <text:h text:style-name="P38" text:outline-level="2">2.29 – trigger_death</text:h>
      <text:p text:style-name="P10">The trigger_death entity can be used to trigger other entities when a number of deaths have occurred. These deaths can be the player or bots dying. The entity is configurable with a number of deaths that have to be recorded before the entity fires its target. </text:p>
      <text:p text:style-name="P10"/>
      <text:p text:style-name="Standard"><text:span text:style-name="T2">The entity is very similar to the trigger_frag entity, but differs in the fact that trigger_death responds </text:span><text:span text:style-name="T2">to </text:span><text:span text:style-name="T3">any</text:span><text:span text:style-name="T4"> type of death (including falling in the void, lava or slime and drowning or cratering) and sees the player or bot whose death resulted in the trigger being activated as the activating player. </text:span></text:p>
      <text:p text:style-name="P11"/>
      <text:p text:style-name="P14">Keys:</text:p>
      <text:list xml:id="list29174406" text:continue-list="list29183805" text:style-name="L24">
        <text:list-item>
          <text:p text:style-name="P74">target : this points to the entity to activate.</text:p>
        </text:list-item>
        <text:list-item>
          <text:p text:style-name="P74">nobots : dying bots do not trigger this entity.</text:p>
        </text:list-item>
        <text:list-item>
          <text:p text:style-name="P74">nohumans : the player's death does not trigger this entity.</text:p>
        </text:list-item>
        <text:list-item>
          <text:p text:style-name="P74">count : the number of deaths that must have occurred before the entity activates its targets</text:p>
        </text:list-item>
      </text:list>
      <text:p text:style-name="P14"/>
      <text:p text:style-name="P14"/>
      <text:p text:style-name="P14">Spawnflags:</text:p>
      <text:list xml:id="list29170384" text:continue-numbering="true" text:style-name="L24">
        <text:list-item>
          <text:p text:style-name="P74">TRIGGER_ONCE : The trigger will only fire once.</text:p>
        </text:list-item>
      </text:list>
      <text:p text:style-name="P14"/>
      <text:h text:style-name="P39" text:outline-level="2">2.30 – trigger_frag</text:h>
      <text:p text:style-name="P10">The trigger_frag entity can be used to trigger other entities when a number of frags have been made. These frags can be made by the player or bots. The entity is configurable with a number of frags that have to be recorded before the entity fires its target. Note that the number of frags is cumulative </text:p>
      <text:p text:style-name="P10"/>
      <text:p text:style-name="Standard"><text:span text:style-name="T2">The entity is very similar to the trigger_death entity, but differs in the fact that trigger_frag responds only to frags </text:span><text:span text:style-name="T4">(so not to the player or bots falling into the void, lava or slime and drowning or </text:span><text:span text:style-name="T4">cratering) and sees the player or bot whose frag resulted in the trigger being activated as the </text:span><text:span text:style-name="T4">activating player.</text:span></text:p>
      <text:p text:style-name="P11"/>
      <text:p text:style-name="P14">Keys:</text:p>
      <text:list xml:id="list29181851" text:continue-numbering="true" text:style-name="L24">
        <text:list-item>
          <text:p text:style-name="P74">target : this points to the entity to activate.</text:p>
        </text:list-item>
        <text:list-item>
          <text:p text:style-name="P74">nobots : bots scoring a frag do not trigger this entity.</text:p>
        </text:list-item>
        <text:list-item>
          <text:p text:style-name="P74"><text:soft-page-break/>nohumans : the player scoring a frag does not trigger this entity.</text:p>
        </text:list-item>
        <text:list-item>
          <text:p text:style-name="P74">count : the number of frags that must be scored before this entity is triggered</text:p>
        </text:list-item>
      </text:list>
      <text:p text:style-name="P14"/>
      <text:p text:style-name="P14">Spawnflags:</text:p>
      <text:list xml:id="list29170163" text:continue-numbering="true" text:style-name="L24">
        <text:list-item>
          <text:p text:style-name="P74">TRIGGER_ONCE : The trigger will only fire once.</text:p>
        </text:list-item>
        <text:list-item>
          <text:p text:style-name="P74">NO_SUICIDE : The trigger does not respond to the player or bots blowing themselves up.</text:p>
        </text:list-item>
      </text:list>
      <text:p text:style-name="P14"/>
      <text:h text:style-name="P38" text:outline-level="2">2.31 – trigger_lock</text:h>
      <text:p text:style-name="P10">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text:p>
      <text:p text:style-name="P14"/>
      <text:p text:style-name="P14">Keys:</text:p>
      <text:list xml:id="list29156285" text:continue-numbering="true" text:style-name="L24">
        <text:list-item>
          <text:p text:style-name="P74">target : this points to the entity to activate.</text:p>
        </text:list-item>
        <text:list-item>
          <text:p text:style-name="P74">message : message displayed when user triggers lock without the required keys.</text:p>
        </text:list-item>
        <text:list-item>
          <text:p text:style-name="P74">lockedsound : sound to play when player triggers lock without the required keys (eg. sound/world/klaxon1.wav).</text:p>
        </text:list-item>
        <text:list-item>
          <text:p text:style-name="P74">unlockedsound : sound to play when player triggers lock while having the required keys (eg. sound/world/klaxon2.wav).</text:p>
        </text:list-item>
        <text:list-item>
          <text:p text:style-name="P74">wait : time in seconds until trigger becomes re-triggerable after it's been touched (default 0.2, -1 = trigger once).</text:p>
        </text:list-item>
      </text:list>
      <text:p text:style-name="P14"/>
      <text:p text:style-name="P14">Spawnflags:</text:p>
      <text:list xml:id="list29172519" text:continue-numbering="true" text:style-name="L24">
        <text:list-item>
          <text:p text:style-name="P74">KEY_RED : only triggered when player has holdable_key_red item.</text:p>
        </text:list-item>
        <text:list-item>
          <text:p text:style-name="P74">KEY_GREEN : only triggered when player has holdable_key_green item.</text:p>
        </text:list-item>
        <text:list-item>
          <text:p text:style-name="P74">KEY_BLUE : only triggered when player has holdable_key_blue item.</text:p>
        </text:list-item>
        <text:list-item>
          <text:p text:style-name="P74">KEY_YELLOW : only triggered when player has holdable_key_yellow item.</text:p>
        </text:list-item>
        <text:list-item>
          <text:p text:style-name="P74">KEY_MASTER : only triggered when player has holdable_key_master item.</text:p>
        </text:list-item>
        <text:list-item>
          <text:p text:style-name="P74">KEY_GOLD : only triggered when player has holdable_key_gold item.</text:p>
        </text:list-item>
        <text:list-item>
          <text:p text:style-name="P74">KEY_SILVER : only triggered when player has holdable_key_silver item.</text:p>
        </text:list-item>
        <text:list-item>
          <text:p text:style-name="P74">KEY_IRON : only triggered when player has holdable_key_iron item.</text:p>
        </text:list-item>
      </text:list>
      <text:p text:style-name="P14"/>
      <text:h text:style-name="P42" text:outline-level="1">3 – Modified entities</text:h>
      <text:p text:style-name="Standard">This chapter describes the changes made to existing entities (those already available in vanilla Quake 3 Arena).</text:p>
      <text:p text:style-name="P14"/>
      <text:h text:style-name="Heading_20_2" text:outline-level="2">3.1 – worldspawn</text:h>
      <text:p text:style-name="P20">The worldspawn entity has received a few new keys. Two of them are music related: “scoreboardmusic” and “deathmusic”. These keys can be used in the same way as the existing “music” key. The scoreboardmusic key defines the music file that will be played when the end-game scoreboard is displayed. The deathmusic defines the music file that will be played when the player is dead and waiting to respawn.</text:p>
      <text:p text:style-name="P20"/>
      <text:p text:style-name="P20">There are also two new model releated keys. These are “playermodel” and “playerheadmodel”. These keys can be used to force a certain playermodel onto the player. For example, when <text:soft-page-break/>specifying “visor/gorre” as playermodel, the player will always use the visor model with the gorre skin regardless of what the player has configured in the player setup menu himself. The playerheadmodel key is used to specify the model and skin used for the head. Note that if a playermodel is specified without specifying a headmodel, the headmodel will revert to the model specified with playermodel. If neither playermodel or playerheadmodel are specified, the game will use the model the player has picked in the player setup menu himself.</text:p>
      <text:p text:style-name="P20"><draw:frame draw:style-name="fr3" draw:name="graphics12" text:anchor-type="paragraph" svg:x="9.955cm" svg:y="0.228cm" svg:width="6.773cm" svg:height="3.387cm" draw:z-index="16"><draw:image xlink:href="Pictures/100000000000010000000080D2E26095.png" xlink:type="simple" xlink:show="embed" xlink:actuate="onLoad"/></draw:frame></text:p>
      <text:p text:style-name="P20">Another new feature is the “objectivesoverlay” key. This can be used to specify a custom image to use as objectives overlay. The objectives overlay is the screen that displays the current objectives. The background on which the objectives and deaths/score stats are superimposed is what can be specified through the objectivesoverlay key. When this key is omitted, the game will revert to the default overlay. A valid value for the objectivesoverlay key would be <text:span text:style-name="T8">menu/objectives/overlay.tga </text:span>which would display the default objectives overlay.</text:p>
      <text:p text:style-name="P20"/>
      <text:p text:style-name="P20">The worldspawn entity also received the “enabledust” and “enablebreath” keys. When the enablebreath key has a value of 1, the player and bots will show breath puffs. This can be used to create the illusion of a very cold environment. The enabledust key enables dust puffs when the player or bots walk over surfaces which have a shader with the “dust” surfaceparm. These keys were implemented from the Team Arena code. See the Team Arena “Terrain Manual” for more information on these two keys. Note that these effects can be disabled by the player through the cg_enableDust and cg_enableBreath cvars.</text:p>
      <text:h text:style-name="Heading_20_2" text:outline-level="2">3.2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4"/>
      <text:h text:style-name="Heading_20_2" text:outline-level="2">3.3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4"/>
      <text:h text:style-name="Heading_20_2" text:outline-level="2">3.4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5 – func_rotating</text:h>
      <text:p text:style-name="Standard">The func_rotating entity will rotate along the Z-axis if none of its spawnflags (X_AXIS, Y_AXIS and <text:soft-page-break/>Z_AXIS) are set. When one or more spawnflags are set, the default rotation axis is ignored and the func_rotating will rotate along the selected axes. When multiple axes have been selected, the func_rotating will show some erratic rotation behaviour.</text:p>
      <text:p text:style-name="Standard">Additionally, func_rotating can be targeted by a trigger which will stop or resume the entity's rotational movements.</text:p>
      <text:p text:style-name="P14"/>
      <text:h text:style-name="Heading_20_2" text:outline-level="2">3.6 – func_static</text:h>
      <text:p text:style-name="P20">The func_static entity received a new START_UNLINKED spawnflag. This spawnflag can be used to remove the brush entity from the world when the map is first loaded. The entity can be put back into the world with the target_unlink entity.</text:p>
      <text:p text:style-name="P14"/>
      <text:h text:style-name="Heading_20_2" text:outline-level="2">3.7 – func_timer</text:h>
      <text:p text:style-name="P20">func_timer has been changed in two ways. First, it received a START_DELAYED spawnflag. When this spawnflag is set, the func_timer will start its timer clock when it is turned on and activate its targets for the first time when the timer reaches the specified amount of time. When the spawnflag is not set, the func_timer operates as it normally would and it will immediately activate its targets for the first time when it is turned on. In other words, there is no delay between turning the timer on and the timer activating its targets when the spawnflag is not set while setting the spawnflag will make sure there is a delay between the two events.</text:p>
      <text:p text:style-name="P20"/>
      <text:p text:style-name="P20">The other change is the count key. This key limits the number of times the func_timer will activate its targets. When this limit is reached, the func_timer will turn itself off and reset its limit counter. This means that if the count key is set to 5 and after 4 times the func_timer is turned off (for example, by being triggered by another entity), the func_timer will activate its targets 5 times if its turned on again. Even if the timer is turned on after hitting the specified limit, it can be turned on again for another 5 activations.</text:p>
      <text:h text:style-name="Heading_20_2" text:outline-level="2">3.8 – func_train</text:h>
      <text:p text:style-name="P20">The func_train entity has new “startsound” and “endsound” keys. These work the same as the “startsound” and “endsound” keys as on func_door and func_door_rotating. The endsound will be played when the train stops moving at a path_corner entity which has a wait key set. The startsound will be played when the train begins moving again.</text:p>
      <text:h text:style-name="Heading_20_2" text:outline-level="2">3.9 – holdable_teleporter</text:h>
      <text:p text:style-name="Standard">This entity received a new key: “teleportertarget”. Enter the targetname of a spawnpoint (or misc_teleporter_dest) entity here and the personal teleporter will always teleport the player that uses it to that location.</text:p>
      <text:h text:style-name="Heading_20_2" text:outline-level="2">3.10 – path_corner</text:h>
      <text:p text:style-name="Standard">The path_corner entity has been modified so that it accepts a <text:span text:style-name="T8">wait</text:span><text:span text:style-name="T9"> key of -1. When this key is set to -1, the func_train entity targeting this path_corner entity will stop moving at the path_corner until the func_train is triggered again. Only then will the func_train continue moving.</text:span></text:p>
      <text:h text:style-name="P40" text:outline-level="2">3.11 – shooter_*</text:h>
      <text:p text:style-name="P33">All of the shooter entities (shooter_grenade, shooter_plasma, shooter_rocket and the new shooter_bfg) received a new “dmg” key which can be used to specify a custom amount of damage the shooter will do. When this key is omitted, the shooter will do the default amount of damage applicable for the projectile it fires. Do note that the damage shooter entities deal is scale similar to the damage bots deal.</text:p>
      <text:p text:style-name="P33">All shooter entities have also received a TARGET_PLAYER spawnflag. When set, the shooter will always aim directly at the player. It is not necessary to use a target_position or info_notnull entity to <text:soft-page-break/>target the shooter then.</text:p>
      <text:p text:style-name="P33">Shooter entities have also received the new NO_BOTS and NO_HUMANS spawnflags. These spawnflags can be used to determine who can receive damage from the shooter. If the NO_BOTS spawnflag is set, bots will not be hurt by the shooter. If the NO_HUMANS spawnflag is set, the player will not be hurt by the spawnflag.</text:p>
      <text:h text:style-name="P40" text:outline-level="2">3.12 – target_delay</text:h>
      <text:p text:style-name="P16">The new TOGGLE spawnflag on target_delay does pretty much what it says. Normally, when a target_delay is triggered a second time after it has been triggered, the timer will be reset. When the TOGGLE spawnflag is set, the target_delay will stop counting if it has been activated for a second time before it actually activated its own targets. This allows you to basically stop a target_delay from activating its target if it has already been activated itself.</text:p>
      <text:p text:style-name="P16"/>
      <text:h text:style-name="Heading_20_2" text:outline-level="2">3.13 – target_give</text:h>
      <text:p text:style-name="P16">Target_give received a new GIVE_PLAYER spawnflag. When this spawnflag is not set, the player or bot that triggered the target_give will receive the item(s) targeted by the target_give entity. When the spawnflag is set, the player will receive the item(s), regardless of who activated the entity.</text:p>
      <text:h text:style-name="P40" text:outline-level="2">3.14 – target_print</text:h>
      <text:p text:style-name="P16">The target_print entity received a new SUBTITLE spawnflag. When this spawnflag is set, the entity's message will not be printed to the center of the screen but to the bottom and in a smaller font. This can be used for subtitles and less obtrusive messages. The level designer can use the <text:span text:style-name="T8">wait</text:span> key to specify how long the subtitle should stay on-screen (note that the wait key only works for subtitles, not center-printed messages). If no wait key has been specified, the game will calculate the value of the wait key itself by dividing the number of characters in the message by 15. Any message with less than 15 characters will remain on-screen for 1 second.</text:p>
      <text:p text:style-name="P16">Note that the player can completely disable subtitles by setting cg_drawsubtitles to 0. This means level designers can not depend on players actually seeing subtitle messages.<text:line-break/>To run long subtitles along multiple lines, use the '\n' character to insert a line break, like this:</text:p>
      <text:p text:style-name="P16">“this will end up on line 1.<text:span text:style-name="T12">\n</text:span>This will end up on line 2.”</text:p>
      <text:h text:style-name="Heading_20_2" text:outline-level="2">3.15 – target_relay</text:h>
      <text:p text:style-name="Text_20_body">Target relay has received a single new key: “count”. This key can be used to determine the number of times the target_relay must be triggered before it activates its target. Multiple entities may target the target_relay. Each time an entity targeting the target_relay is triggered it will be counted as one trigger. When the key is omitted or has a value of 0 or 1, the trigger_relay functions as it normally would. Note that the counter on target_relay can be manipulated using the target_modify entity. The counter for target_relay is stored in the “damage” key of the entity. This means that a target_modify entity that modifies the target_relay's <text:span text:style-name="T8">damage</text:span> key to a value of 0 basically resets the target_relay.</text:p>
      <text:p text:style-name="Text_20_body">The entity has also received a new “ONCE” spawnflag. When this spawnflag is set, the target_relay will only activate its targets once and becomes inactive after doing so.</text:p>
      <text:h text:style-name="Heading_20_2" text:outline-level="2">3.16 – target_remove_powerups</text:h>
      <text:p text:style-name="Text_20_body">This entity has a number of added spawnflags: POWERUPS, WEAPONS and HOLDABLES. When none of these spawnflags have been selected, the entity reverts to its original behavior of removing all powerups. By selecting any of the spawnflags, the level designer can control what the entity will remove from the activating player. Here's a short overview of what enabling the spawnflags will remove.</text:p>
      <text:p text:style-name="Text_20_body"><text:line-break/>POWERUPS: Remove all item_* powerups, except for health and armor. This does include items <text:soft-page-break/>like the Quad Damage, Battlesuit, Haste and Flight powerups.</text:p>
      <text:p text:style-name="Text_20_body">WEAPONS: Removes <text:span text:style-name="T8">all</text:span><text:span text:style-name="T9"> weapons and ammo the player is carrying.</text:span></text:p>
      <text:p text:style-name="P33">HOLDABLES: Removes the medkit, personal teleporter and all keys.</text:p>
      <text:h text:style-name="P40" text:outline-level="2">3.17 – target_speaker</text:h>
      <text:p text:style-name="P33">The target_speaker entity didn't actually change, but it has been fixed. In standard Quake 3, it was impossible to toggle target_speaker entities which have the LOOPED_ON or LOOPED_OFF spawnflags off (target_speakers with LOOPED_OFF could be toggled on). In EntityPlus it is possible to toggle target_speakers with either of these spawnflags on or off by targeting them with another trigger.</text:p>
      <text:h text:style-name="Heading_20_2" text:outline-level="2">3.18 – trigger_hurt</text:h>
      <text:p text:style-name="Standard">trigger_hurt is pretty much unchanged, except that the START_OFF spawnflag was removed. This spawnflag didn't have any effect on the entity due to a bug in the existing Quake III Arena code.</text:p>
      <text:p text:style-name="Standard"/>
      <text:h text:style-name="Heading_20_2" text:outline-level="2">3.19 – trigger_push</text:h>
      <text:p text:style-name="Text_20_body">When the new SILENT spawnflag is set, the trigger_push will no longer emit a sound when it is touched by the player (or a bot).</text:p>
      <text:p text:style-name="P14"/>
      <text:h text:style-name="Heading_20_2" text:outline-level="2">3.20 – Item pickup entities</text:h>
      <text:p text:style-name="Standard">Item pickup entities are all item_*, weapon_*, ammo_* and holdable_* entities. In other words: all entities that represent items that can be picked up by the player. All of these entities received the new SILENT spawnflag. When this spawnflag is set the item will not play its default “pickup sound” when the player picks up the item. </text:p>
      <text:h text:style-name="Heading_20_2" text:outline-level="2">3.21 – Spawnpoints </text:h>
      <text:p text:style-name="Standard">In EntityPlus, there is only one type of spawnpoint left: <text:span text:style-name="T8">info_player_start</text:span>. All other spawnpoint entities (including info_player_deathmatch) are gone. info_player_start can be used like any regular old spawnpoint entity, but it has a few added features.</text:p>
      <text:p text:style-name="Standard"/>
      <text:p text:style-name="Standard">info_player_start has a new “count” key, which can be used to limit the number of times a player can spawn at that location. When that number of spawns have been executed, the spawnpoint deactivates itself. Level designers should be aware that if a map has no active spawnpoints, the player will be booted from the game with an error message.</text:p>
      <text:p text:style-name="Standard"/>
      <text:p text:style-name="Standard">The info_player_start can also be manually disabled. This can be done by having a triggering entity target the spawnpoint entity. When the trigger is activated, it will disable or enable the spawnpoint entity. Additionally, info_player_start has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the level designer can minimalize the need for the player to run through already cleared sections of the map after he has died.</text:p>
      <text:p text:style-name="Standard"/>
      <text:h text:style-name="Heading_20_2" text:outline-level="2"><text:soft-page-break/>3.22 – targeting entities</text:h>
      <text:p text:style-name="Standard">All entities that use the target key to point to another entity which it will activate can now target a second entity with a different targetname through the target2 key. For instance, a trigger_multiple could have a target key of “t1” and a target2 key of “t2”, triggering both entities with either of these targetnames. Note that the game will first find and activate all entities whose targetname match the target key and then find and activate all entities whose targetname match the target2 key. If the order of activating entities is important, it is important to remember that target always preceeds target2.</text:p>
      <text:p text:style-name="Standard"/>
      <text:p text:style-name="Standard">On top of that, a new targetname2 key has been introduced as well, which allows one entity to have two targetnames. There is no relation between target/targetname and target2/targetname2, so one entity with a target key of “t1” will activate an entity with a targetname2 key of “t1”.</text:p>
      <text:p text:style-name="Standard"/>
      <text:p text:style-name="Standard">Examples of these entities with a target2 key are all trigger_* entities (except trigger_push and trigger_teleport), func_button, target_relay, target_delay, target_logic, target_disable, func_breakable, func_timer, <text:s/>ammo_*, item_*, weapon_*, holdable_*, path_corner (but not to link them together) and all spawnpoints. </text:p>
      <text:p text:style-name="Standard"/>
      <text:p text:style-name="Standard">Some entities that do not allow the use of the target2 key are: target_give, target_push, target_teleporter, func_door, func_train, info_player_intermission, info_waypoint, light entities, misc_model, misc_portal_camera, misc_portal_surface, path_corner, shooter_*, target_botspawn, <text:s/>target_modify, trigger_push, trigger_teleport.</text:p>
      <text:p text:style-name="Standard"/>
      <text:p text:style-name="Standard">Note that the GtkRadiant editor will not draw target lines between entities that use the target2 or targetname2 keys to target each other.</text:p>
      <text:h text:style-name="Heading_20_2" text:outline-level="2">3.23 – notep key</text:h>
      <text:p text:style-name="Text_20_body">All entities can use the “notep” key. This key works similar to the <text:span text:style-name="T8">notq3a</text:span> and <text:span text:style-name="T8">notta</text:span> keys (note: these two keys were deprecated from EntityPlus). When the value of the <text:span text:style-name="T8">notep</text:span> key is set to 1, the entity will not spawn in EntityPlus. This allows level designers to create maps that are compatible both with vanilla Quake 3 and EntityPlus.</text:p>
      <text:h text:style-name="Heading_20_2" text:outline-level="2">3.24 – Constant light on func_* entities</text:h>
      <text:p text:style-name="Standard">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values ranging from 0 to 1 which specify the red, green and blue values of the color of the light.</text:p>
      <text:p text:style-name="Standard"/>
      <text:p text:style-name="Standard"><draw:frame draw:style-name="fr5" draw:name="Afbeeldingen1" text:anchor-type="paragraph" svg:x="7.269cm" svg:y="0.116cm" svg:width="9.499cm" svg:height="7.064cm" draw:z-index="11"><draw:image xlink:href="Pictures/10000000000001670000010B6A3F15A9.png" xlink:type="simple" xlink:show="embed" xlink:actuate="onLoad"/></draw:frame>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43"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1" draw:name="graphics9" text:anchor-type="paragraph" svg:x="0.312cm" svg:y="0cm" svg:width="16.378cm" svg:height="11.536cm" draw:z-index="13"><draw:image xlink:href="Pictures/100000000000026B000001B4D3B93FDB.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draw:frame draw:style-name="fr7" draw:name="graphics11" text:anchor-type="paragraph" svg:x="15.088cm" svg:y="0.004cm" svg:width="1.693cm" svg:height="1.693cm" draw:z-index="15"><draw:image xlink:href="Pictures/100000000000004000000040F0A48666.png" xlink:type="simple" xlink:show="embed" xlink:actuate="onLoad"/></draw:frame>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p text:style-name="Standard"/>
      <text:p text:style-name="Standard">If no “message” key has been defined in the worldspawn entity, the screen will stay black for a shorter period of time than when no message key was defined.</text:p>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10">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34">{</text:p>
      <text:p text:style-name="P34">map "ep_example"</text:p>
      <text:p text:style-name="P34">longname "Temple Escape"</text:p>
      <text:p text:style-name="P34">description "This is the description for this map."</text:p>
      <text:p text:style-name="P34">author "Eraser"</text:p>
      <text:p text:style-name="P34">type "entityplus"</text:p>
      <text:p text:style-name="P34">minversion "1.0"</text:p>
      <text:p text:style-name="P35"><text:tab/>}</text:p>
      <text:p text:style-name="Standard"><text:soft-page-break/>It is not necessary to specify frag- time- or capturelimits because these are not required for EntityPlus. However, do note that <text:span text:style-name="T8">if</text:span><text:span text:style-name="T9"> you do specify any of these attributes, you will have to set them to 0. Setting a timelimit or fraglimit here will cause the game to respond to those values. It is also</text:span><text:span text:style-name="T4"> unnecessary to specify bots as bots specified here will not be spawned into the game.</text:span></text:p>
      <text:p text:style-name="P16"/>
      <text:p text:style-name="P16">As with standard Quake 3 maps, the <text:span text:style-name="T12">map</text:span> key defines the filename of the map. If you use multiple maps (bsp files) in your single player campaign, simply specify the name of the first map the player should be spawned into.</text:p>
      <text:p text:style-name="P16"/>
      <text:p text:style-name="P16">Another standard key that can still be used is the <text:span text:style-name="T12">longname</text:span> key. This key can be used to specify the full name of the map<text:span text:style-name="T5">. The full name of the map will be displayed in the map selection screen. If no longname is specified, the map selection screen will display the value specified in the </text:span><text:span text:style-name="T6">map </text:span><text:span text:style-name="T5">key instead.</text:span></text:p>
      <text:p text:style-name="P12"/>
      <text:p text:style-name="P16"><text:span text:style-name="T11">A new key is the </text:span><text:span text:style-name="T12">description</text:span><text:span text:style-name="T11"> key. This can be used to write a short description or introduction for your map. This description will show up when the map is selected in the map selection screen. If no description was specified, the map selection screen will display the text “no description available...”</text:span></text:p>
      <text:p text:style-name="P18"/>
      <text:p text:style-name="P16"><text:span text:style-name="T11">The </text:span><text:span text:style-name="T12">author</text:span><text:span text:style-name="T11"> key is also new. This can be used to specify the name of the author of this map.</text:span></text:p>
      <text:p text:style-name="P16"/>
      <text:p text:style-name="P16">The <text:span text:style-name="T12">type</text:span> field should contain the string “entityplus”. Adding “entityplus” to the list of accepted gametypes for this map will ensure it shows up in the “new game” menu.</text:p>
      <text:p text:style-name="P16"/>
      <text:p text:style-name="P11">Another new key that can be set in an arena file is the <text:span text:style-name="T12">minversion</text:span> key. With this key, the level designer can specify the minimum version of EntityPlus that is required to run this map. Because features and new functionality are continually added to the mod, it could be that a player downloads a map that uses features that are not yet available in the version he/she is running. If the level designer correctly sets the minversion key, the player will be warned about requiring a more recent version of the mod in the map selection screen. The text “Requires version x.x” will show up in big yellow letters to tell the player which version of the mod is required. If no <text:span text:style-name="T8">minversion</text:span> is specified in the arena file, EntityPlus will assume that <text:span text:style-name="T8">any</text:span> version is ok to run this map so such a message would never appear for a player. It is advised to simply enter the version number you, as level designer, are running when compiling the final build of your map. You can find the version number in the readme.txt file or by entering \epversion in the console while in a game. Alternatively, the “minversiontool” can be found on the EntityPlus website. This is a commandline tool that analyzes a .map file and will report the minversion for that map file.</text:p>
      <text:p text:style-name="P11"/>
      <text:p text:style-name="P16">If you create a single player adventure that spans across a sequence of multiple maps, it is best to only include an arena file for the first map of the sequence.</text:p>
      <text:p text:style-name="P16"/>
      <text:p text:style-name="P16"/>
      <text:h text:style-name="Heading_20_2" text:outline-level="2">4.6 – Using scripts with target_script</text:h>
      <text:p text:style-name="P16">The target_script entity was added so it would be possible to execute .cfg script files. Scripts are executed silently. They can be used to start playing a cinematic or a demo, or to change settings (such as setting cg_draw2d to 0 for a moment). To change maps it is recommended to use target_mapchange instead. </text:p>
      <text:p text:style-name="P16">It is important to remember that players have the option to disable the execution of scripts by target_script through the g_disableScripts cvar (or through the game options menu). It is therefore recommended that level designers do not depend on the execution of a script for the progression of a map. In other words: when designing your map, assume that the script is not executed.</text:p>
      <text:p text:style-name="P16"/>
      <text:p text:style-name="P16"/>
      <text:h text:style-name="Heading_20_2" text:outline-level="2"><text:soft-page-break/>4.7 – surfaceparm flesh</text:h>
      <text:p text:style-name="P16">In Quake 3, the <text:span text:style-name="T8">surfaceparm flesh</text:span> shader keyword won't have any influence on the footstep sounds a player makes. This appears to be a bug or at least a shortcoming of the Quake 3 sourcecode. This issue is fixed in EntityPlus. This means that different footstep sounds will be played for any surfaces that have a shader applied to them that have the <text:span text:style-name="T8">surfaceparm flesh</text:span> shader keyword in them. Currently EntityPlus uses the barefoot walking sound (such as the sound of Xaero or Uriel) for fleshy surfaces, so there is no audible difference for players using such characters. The sound effects that are used may be changed in the future though, to have flesh-specific sounds.</text:p>
      <text:h text:style-name="P43" text:outline-level="1">5 – New cvars and console commands</text:h>
      <text:p text:style-name="P16"/>
      <text:p text:style-name="P16">EntityPlus adds a few new cvars which can be interesting to level designers or players. This chapter lists the new cvars and how to use them.</text:p>
      <text:p text:style-name="P16"/>
      <text:p text:style-name="P16"><text:span text:style-name="T12">cg_bigheadMode</text:span> (default = 0)</text:p>
      <text:p text:style-name="P16">Setting this cvar to 1 will cause all enemies to have gigantic heads. Big Head mode can also be enabled through the “Game options” menu.</text:p>
      <text:p text:style-name="P16"/>
      <text:p text:style-name="P16"><text:span text:style-name="T12">cg_drawHoldableItems</text:span> (default = 1)</text:p>
      <text:p text:style-name="P16">When set to 0, icons for holdable items (such as the personal teleporter, medkit or keys) aren't drawn on the HUD.</text:p>
      <text:p text:style-name="P16"/>
      <text:p text:style-name="P17">cg_drawsubtitles <text:span text:style-name="T11">(default = 1)</text:span></text:p>
      <text:p text:style-name="P16">The new and improved target_print entity allows level designers to show subtitles in a level. These subtitles can be disabled by the player by setting cg_drawsubtitles to 0.</text:p>
      <text:p text:style-name="P16"/>
      <text:p text:style-name="P16"><text:span text:style-name="T12">cg_drawSyncMessage</text:span> (default = 1)</text:p>
      <text:p text:style-name="P16">When demos are recorded with g_synchronousclients enabled, playing back the demo will cause a “snc” message to be displayed on the screen. By setting cg_drawSyncMessage to 0, this snc message will no longer be displayed.</text:p>
      <text:p text:style-name="P17"/>
      <text:p text:style-name="P17">cg_enableBreath<text:span text:style-name="T11"> (default = 1)</text:span></text:p>
      <text:p text:style-name="P18">Enables breath puffs effect for maps that have this enabled. For more info, see the chapter on the worldspawn entity.</text:p>
      <text:p text:style-name="P18"/>
      <text:p text:style-name="P17">cg_enableDust<text:span text:style-name="T11"> (default = 1)</text:span></text:p>
      <text:p text:style-name="P18">Enables dust puffs effect for maps that have this enabled. For more info, see the chapter on the worldspawn entity.</text:p>
      <text:p text:style-name="P17"/>
      <text:p text:style-name="P17">cg_letterBoxSize <text:span text:style-name="T11">(default = 80)</text:span></text:p>
      <text:p text:style-name="P16"><text:span text:style-name="T11">When target_cutscene starts playing a cutscene, the screen will be displayed in a letterboxed aspect ratio, which means there are black bars at the top and bottom of the screen. </text:span>The cvar sets the number of pixels these black bars should be high. Note that this is in relation to the virtual 2D space Quake 3 uses to draw 2D graphics to, which is a 640x480 canvas. This means that setting cg_letterBoxSize to 240 will make the screen completely black. Setting it to 120 will mean the top and bottom quarter of the screen are black. If you want to completely disable the letterbox effect, set cg_letterBoxSize to 0.</text:p>
      <text:p text:style-name="P16"/>
      <text:p text:style-name="P17">cg_lodScale <text:span text:style-name="T11">(default = 5)</text:span></text:p>
      <text:p text:style-name="P16">This cvar is a wrapper around the existing r_lodScale cvar. The problem with r_lodScale is that it is cheat protected and thus cannot be changed without running in cheats enabled mode. It was implemented to allow level designers to use things like foliage in a more useful manner. The r_lodScale is by default set to a value which makes such things not very pretty looking, so cg_lodScale allows you to override r_lodScale's setting.</text:p>
      <text:p text:style-name="P16"/>
      <text:p text:style-name="P16"><text:span text:style-name="T12">cg_marks</text:span> (default = 1)</text:p>
      <text:p text:style-name="P16">This is not a new cvar but it has been enhanced. cg_marks now determines how long marks stay on the wall. While a value of 0 still means that wallmarks aren't drawn and a value of 1 still corresponds to the default of 10 seconds, increasing the value of cg_marks adds 10 seconds. In the game options menu, the values ranging from 0 to 3 are supported (none, normal, long, extreme which are 0s, 10s, 20s and 30s respectively).</text:p>
      <text:p text:style-name="P16"/>
      <text:p text:style-name="P16"><text:span text:style-name="T12">cg_paintballMode</text:span> (default = 0)</text:p>
      <text:p text:style-name="P16">When set to 1, all weapons shoot paintballs that leave brightly coloured splashes of paint all over <text:soft-page-break/>the wall. This doens't mean they are any less lethal though. Paintball mode can also be enabled through the “Game options” menu.</text:p>
      <text:p text:style-name="P16"/>
      <text:p text:style-name="P21"><text:span text:style-name="T12">g_allowSyncCutscene</text:span> (default = 0)</text:p>
      <text:p text:style-name="P16">Due to a problem with running in-game cutscenes with g_synchronousClients set to 1 (the game would crash), the game will automatically turn off g_synchronousClients when a cutscene is started. When the cutscene ends, the cvar is restored to whatever value it had before the cutscene was started. This is hopefully just a temporary solution until the real problem is solved.</text:p>
      <text:p text:style-name="P16">The g_allowSyncCutscene cvar is disabled by default but it can be set to 1. When it is set to 1, the system that automatically disables synchronousclients is turned off. This means that the game will most likely crash when starting a cutscene with synchronousclients enabled but it allows the player to manually control g_synchronousClients which might allow for improved demo recording.</text:p>
      <text:p text:style-name="P16"/>
      <text:p text:style-name="P16"><text:span text:style-name="T12">g_debugBotspawns</text:span> (default = 0, cheat protected)</text:p>
      <text:p text:style-name="P16">Normally all console messages are suppressed while a bot is being spawned by a target_botspawn. The Quake 3 engine logs some messages to the console when adding a bot to the game and these are suppressed. By setting g_debugBotspawns to 1 (this can only be done when cheats are enabled) these messages are no longer suppressed, allowing a level designer to see exactly when each bot is loaded and added to the game.</text:p>
      <text:p text:style-name="P16"/>
      <text:p text:style-name="P16"><text:span text:style-name="T12">g_debugCameras</text:span> (default = 0, cheat protected)</text:p>
      <text:p text:style-name="P16">To use this cvar, cheats must be enabled. When this cvar is set to 1, the game will dump some info about info_camera entities to the console when a map is loaded. The best way to review this data is by writing the console contents to a textfile by using the <text:span text:style-name="T8">condump</text:span> command:</text:p>
      <text:p text:style-name="P16"/>
      <text:p text:style-name="P22">\condump console.txt</text:p>
      <text:p text:style-name="P16"/>
      <text:p text:style-name="P16">The file will contain a few lines with information for each info_camera present in the map:</text:p>
      <text:p text:style-name="P16"/>
      <text:p text:style-name="P22">----g_debugCameras----<text:line-break/> cutscene: 74<text:line-break/> origin (-192 16 192)<text:line-break/> angles (-352 9 0)<text:line-break/> wait: 4.000000<text:line-break/> pan: 1<text:line-break/> target: cpos1<text:line-break/> target2: c2<text:line-break/> targetname: c1<text:line-break/> targetname2: (null)</text:p>
      <text:p text:style-name="P22"/>
      <text:p text:style-name="P7">It will tell you the values of the wait, target, target2, targetname and targetname2 keys for that camera. It will also tell you the origin (in an X Y Z format), the view angles (yaw pitch roll) and whether or not the camera is set to pan to the next camera. The cutscene value is the entity number for the target_cutscene that is related to this camera. This allows you to find cameras that belong to a single cutscene together.</text:p>
      <text:p text:style-name="P7">This functionality can be most useful to determine the angles value after targeting a camera with a target_position entity. The target_position entity can be removed after getting the debug info from the camera and the angles value can be copied to the angles key of the info_camera entity (without the parenthesis). Additionally this would allow the level designer to modify the roll value as well, which is impossible with a target_position.</text:p>
      <text:p text:style-name="P7"/>
      <text:p text:style-name="P7"><text:span text:style-name="T12">g_debugScore</text:span> (default = 0, cheat protected)</text:p>
      <text:p text:style-name="P7">When this debug cvar is enabled, the console will output debugging information about your score. Whenever the player scores points (carnage score), the console will log the raw number of points that have been scored. This means that any skill modifier or accuracy bonusses aren't included. Also, whenever the player displays the objectives overlay, the console will display a breakdown of the score of the player. Note that the carnage score displayed here differs from what the end-game <text:soft-page-break/>scoreboard will show because the end-game scoreboard shows a cumulative total of the carnage score and accuracy bonusses. Also note that the console continues spewing out these console messages for as long as the objectives overlay is displayed.</text:p>
      <text:p text:style-name="P7"/>
      <text:p text:style-name="P7"><text:span text:style-name="T12">g_debugVariables</text:span> (default = 0, cheat protected)</text:p>
      <text:p text:style-name="P7">This cvar can only be used when cheats are enabled. When set to 1, any target_variable entity will, when triggered, log its actions to the console. The entities will inform you about the variable they read or write, the value they write or compare and if they activate any targets based on variable comparison. The raw variable info string will also be logged to the console.</text:p>
      <text:p text:style-name="P7"/>
      <text:p text:style-name="P7"><text:span text:style-name="T12">g_disableCutscenes</text:span> (default = 0, cheat protected)</text:p>
      <text:p text:style-name="P7">When this cvar is set to 1, cutscenes will not be started. The player will remain free to move around the map. This can be used during development of the map to easily skip past lengthy cutscenes. The cvar has been cheat protected because it is really intended as a development tool. Cutscenes can not be disabled or skipped by regular players because events that should take place during the cutscene and should not be disturbed by the player will continue to happen as normal.</text:p>
      <text:p text:style-name="P7"/>
      <text:p text:style-name="P7"><text:span text:style-name="T12">g_disableScripts</text:span> (default = 0)</text:p>
      <text:p text:style-name="P7">This cvar is also available in the game options menu under the “Disable auto script execution” option. When g_disableScripts is set to 1, the target_script entity will not be allowed to execute its script file. This setting can be enabled by players who do not feel comfortable by giving level designers access to their own personal game configuration. Because this cvar exists, level designers are encouraged not to introduce scripts on which the level heavily depends.</text:p>
      <text:p text:style-name="P7"/>
      <text:p text:style-name="P7"><text:span text:style-name="T12">g_listEntity</text:span> (default = 0)</text:p>
      <text:p text:style-name="P7">The g_listEntity cvar is an existing cvar that has been slightly altered. The first change is that the cvar is now cheat protected, so it can no longer be used to get preliminary insight in the contents of the level. The second change is that it accepts both “1” and “2” as values now. When the cvar is set to 1, it works as it previously did and it lists the classnames associated with all 1024 available entity slots. When set to 2, it will list only the entity slots that actually have an in-use entity inside them. In both cases though, it will print out the number of in-use entities.</text:p>
      <text:p text:style-name="P7"/>
      <text:p text:style-name="P7">g_listEntity is a good tool to determine if the player of your map is likely to hit an entity limit. There's a global limit of 1024 entities that can be present in the game at once. This is a hard limit that Quake 3 imposes.</text:p>
      <text:p text:style-name="P7"/>
      <text:p text:style-name="P7"><text:span text:style-name="T12">Notarget </text:span><text:span text:style-name="T11">(cheat protected)</text:span></text:p>
      <text:p text:style-name="P9">When this command is entered in the console, bots will ignore the player. This can be useful to observe bot behavior without interference by the player. </text:p>
      <text:p text:style-name="P7"/>
      <text:p text:style-name="P8">position</text:p>
      <text:p text:style-name="P7">This is a console command that's only available when cheats are enabled. When \position is entered into the console, it echoes back the current position of the player (origin) and the pitch/yaw/roll of the current view of the player (viewangles).</text:p>
      <text:p text:style-name="P7"/>
      <text:p text:style-name="P8">setviewpos <text:span text:style-name="T11">(cheat protected)</text:span></text:p>
      <text:p text:style-name="P9">Only available when cheats are enabled. This console command allows the player to instantly teleport to another location in the map with pinpoint accuracy. While the setviewpos command already exists in the unmodified Quake 3 game, it has been updated so no teleporter kick is applied when your use the command (a little push forward when teleported to the new location) and you can set the pitch/yaw/roll for the viewangles as well.</text:p>
      <text:p text:style-name="P9"/>
      <text:p text:style-name="P9">It allows level designers to instantly jump to the part of the map they're working on or, when used in combination with “noclip”, to create screenshots with interesting angles (most notably the camera <text:span text:style-name="T8">roll</text:span> value) or to create comparison shots from the exact same location between different builds of the map. Use the “position” command to find your current location.</text:p>
      <text:p text:style-name="P9"/>
      <text:p text:style-name="P9"><text:soft-page-break/><text:span text:style-name="T12">trigger_target</text:span> (cheat protected)</text:p>
      <text:p text:style-name="P9">The trigger_target command can be used to trigger entities with certain targetname or targetname2 values. A targetname/targetname2 value can be specified with the trigger_target command. All entities with matching targetname or targetname2 values will be activated. This can be used to debug complex entity construc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1-04-28T10:01:59.23</meta:creation-date>
    <dc:date>2015-06-29T09:00:26.49</dc:date>
    <meta:editing-duration>PT23H57M34S</meta:editing-duration>
    <meta:editing-cycles>350</meta:editing-cycles>
    <meta:generator>OpenOffice/4.1.1$Win32 OpenOffice.org_project/411m6$Build-9775</meta:generator>
    <dc:creator>Jerry Laman</dc:creator>
    <meta:document-statistic meta:table-count="0" meta:image-count="14" meta:object-count="0" meta:page-count="36" meta:paragraph-count="689" meta:word-count="14941" meta:character-count="86588"/>
  </office:meta>
</office:document-meta>
</file>